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ans1" svg:font-family="'DejaVu Sans'" style:font-family-generic="system" style:font-pitch="variable"/>
    <style:font-face style:name="DejaVu Sans2" svg:font-family="'DejaVu Sans'" style:font-family-generic="swiss"/>
    <style:font-face style:name="DejaVu Serif" svg:font-family="'DejaVu Serif'" style:font-family-generic="roman" style:font-pitch="variable"/>
    <style:font-face style:name="Droid Sans Fallback" svg:font-family="'Droid Sans Fallback'" style:font-family-generic="system" style:font-pitch="variable"/>
    <style:font-face style:name="Droid Sans Fallback1" svg:font-family="'Droid Sans Fallback'" style:font-family-generic="modern" style:font-pitch="fixed"/>
    <style:font-face style:name="OpenSymbol" svg:font-family="OpenSymbol" style:font-charset="x-symbol"/>
  </office:font-face-decls>
  <office:automatic-styles>
    <style:style style:name="P1" style:family="paragraph" style:parent-style-name="Horizontal_20_Line">
      <style:text-properties officeooo:rsid="0018628d" officeooo:paragraph-rsid="0018628d"/>
    </style:style>
    <style:style style:name="P2" style:family="paragraph" style:parent-style-name="Preformatted_20_Text">
      <style:paragraph-properties fo:margin-top="0mm" fo:margin-bottom="4.99mm" style:contextual-spacing="false"/>
    </style:style>
    <style:style style:name="P3" style:family="paragraph" style:parent-style-name="Text_20_body">
      <style:text-properties fo:font-size="10.5pt"/>
    </style:style>
    <style:style style:name="P4" style:family="paragraph" style:parent-style-name="Text_20_body">
      <style:text-properties fo:font-size="10.5pt" officeooo:paragraph-rsid="001ae89b"/>
    </style:style>
    <style:style style:name="P5" style:family="paragraph" style:parent-style-name="Text_20_body">
      <style:text-properties fo:font-size="10.5pt" officeooo:paragraph-rsid="0058d301"/>
    </style:style>
    <style:style style:name="P6" style:family="paragraph" style:parent-style-name="Text_20_body">
      <style:text-properties fo:font-size="10.5pt" officeooo:paragraph-rsid="005a98ce"/>
    </style:style>
    <style:style style:name="P7" style:family="paragraph" style:parent-style-name="Text_20_body">
      <style:text-properties fo:font-size="10.5pt" officeooo:paragraph-rsid="005b8322"/>
    </style:style>
    <style:style style:name="P8" style:family="paragraph" style:parent-style-name="Text_20_body">
      <style:text-properties fo:font-size="10.5pt" officeooo:paragraph-rsid="005dee35"/>
    </style:style>
    <style:style style:name="P9" style:family="paragraph" style:parent-style-name="Text_20_body">
      <style:text-properties fo:font-size="10.5pt" officeooo:paragraph-rsid="0060d242"/>
    </style:style>
    <style:style style:name="P10" style:family="paragraph" style:parent-style-name="Text_20_body">
      <style:text-properties fo:font-size="10.5pt" officeooo:paragraph-rsid="00675fed"/>
    </style:style>
    <style:style style:name="P11" style:family="paragraph" style:parent-style-name="Text_20_body">
      <style:text-properties fo:font-size="10.5pt" officeooo:paragraph-rsid="0072934e"/>
    </style:style>
    <style:style style:name="P12" style:family="paragraph" style:parent-style-name="Text_20_body">
      <style:text-properties fo:font-size="10.5pt" officeooo:paragraph-rsid="00736fa0"/>
    </style:style>
    <style:style style:name="P13" style:family="paragraph" style:parent-style-name="Text_20_body">
      <style:text-properties fo:font-size="10.5pt" officeooo:paragraph-rsid="0077d6b2"/>
    </style:style>
    <style:style style:name="P14" style:family="paragraph" style:parent-style-name="Text_20_body">
      <style:text-properties fo:font-size="10.5pt" officeooo:paragraph-rsid="00782b66"/>
    </style:style>
    <style:style style:name="P15" style:family="paragraph" style:parent-style-name="Text_20_body">
      <style:text-properties fo:font-size="10.5pt" officeooo:paragraph-rsid="007b2cdb"/>
    </style:style>
    <style:style style:name="P16" style:family="paragraph" style:parent-style-name="Text_20_body">
      <style:text-properties fo:color="#c9211e" loext:opacity="100%" fo:font-size="10.5pt"/>
    </style:style>
    <style:style style:name="P17" style:family="paragraph" style:parent-style-name="Text_20_body">
      <style:text-properties fo:color="#c9211e" loext:opacity="100%" fo:font-size="10.5pt" officeooo:paragraph-rsid="001ae89b"/>
    </style:style>
    <style:style style:name="P18" style:family="paragraph" style:parent-style-name="Text_20_body">
      <style:text-properties fo:color="#c9211e" loext:opacity="100%" fo:font-size="10.5pt" officeooo:rsid="00327b25"/>
    </style:style>
    <style:style style:name="P19" style:family="paragraph" style:parent-style-name="Text_20_body">
      <style:text-properties fo:color="#c9211e" loext:opacity="100%" fo:font-size="10.5pt" officeooo:paragraph-rsid="005b8322"/>
    </style:style>
    <style:style style:name="P20" style:family="paragraph" style:parent-style-name="Text_20_body">
      <style:text-properties fo:color="#c9211e" loext:opacity="100%" fo:font-size="10.5pt" officeooo:paragraph-rsid="005dee35"/>
    </style:style>
    <style:style style:name="P21" style:family="paragraph" style:parent-style-name="Text_20_body">
      <style:text-properties fo:color="#c9211e" loext:opacity="100%" fo:font-size="10.5pt" officeooo:paragraph-rsid="0060d242"/>
    </style:style>
    <style:style style:name="P22" style:family="paragraph" style:parent-style-name="Text_20_body">
      <style:text-properties fo:color="#c9211e" loext:opacity="100%" fo:font-size="10.5pt" officeooo:paragraph-rsid="00796a1a"/>
    </style:style>
    <style:style style:name="P23" style:family="paragraph" style:parent-style-name="Text_20_body">
      <style:text-properties fo:color="#c9211e" loext:opacity="100%" officeooo:paragraph-rsid="001ae89b"/>
    </style:style>
    <style:style style:name="P24" style:family="paragraph" style:parent-style-name="Text_20_body">
      <style:text-properties fo:color="#c9211e" loext:opacity="100%" officeooo:paragraph-rsid="002ff942"/>
    </style:style>
    <style:style style:name="P25" style:family="paragraph" style:parent-style-name="Text_20_body">
      <style:text-properties fo:color="#c9211e" loext:opacity="100%"/>
    </style:style>
    <style:style style:name="P26" style:family="paragraph" style:parent-style-name="Text_20_body">
      <style:text-properties fo:color="#c9211e" loext:opacity="100%" officeooo:paragraph-rsid="00759af2"/>
    </style:style>
    <style:style style:name="P27" style:family="paragraph" style:parent-style-name="Text_20_body">
      <style:text-properties officeooo:paragraph-rsid="001ae89b"/>
    </style:style>
    <style:style style:name="P28" style:family="paragraph" style:parent-style-name="Heading_20_1">
      <style:paragraph-properties fo:padding-left="0mm" fo:padding-right="0mm" fo:padding-top="0mm" fo:padding-bottom="0.49mm" fo:border-left="none" fo:border-right="none" fo:border-top="none" fo:border-bottom="0.06pt solid #cccccc"/>
      <style:text-properties officeooo:rsid="00156172"/>
    </style:style>
    <style:style style:name="P29" style:family="paragraph" style:parent-style-name="Text_20_body">
      <style:text-properties officeooo:paragraph-rsid="0052f5a8"/>
    </style:style>
    <style:style style:name="P30" style:family="paragraph" style:parent-style-name="Text_20_body">
      <style:text-properties officeooo:paragraph-rsid="006b3624"/>
    </style:style>
    <style:style style:name="P31" style:family="paragraph" style:parent-style-name="Text_20_body">
      <style:text-properties officeooo:paragraph-rsid="007134d9"/>
    </style:style>
    <style:style style:name="P32" style:family="paragraph" style:parent-style-name="Preformatted_20_Text">
      <style:paragraph-properties fo:margin-top="0mm" fo:margin-bottom="4.99mm" style:contextual-spacing="false"/>
      <style:text-properties officeooo:paragraph-rsid="0094c112"/>
    </style:style>
    <style:style style:name="P33" style:family="paragraph" style:parent-style-name="Text_20_body" style:list-style-name="L1"/>
    <style:style style:name="P34" style:family="paragraph" style:parent-style-name="Text_20_body" style:list-style-name="L1">
      <style:paragraph-properties fo:margin-top="0mm" fo:margin-bottom="0mm" style:contextual-spacing="false"/>
    </style:style>
    <style:style style:name="P35" style:family="paragraph" style:parent-style-name="Text_20_body" style:list-style-name="L1">
      <style:paragraph-properties fo:margin-top="0mm" fo:margin-bottom="0mm" style:contextual-spacing="false"/>
      <style:text-properties officeooo:paragraph-rsid="00392a36"/>
    </style:style>
    <style:style style:name="P36" style:family="paragraph" style:parent-style-name="Text_20_body" style:list-style-name="L1">
      <style:paragraph-properties fo:margin-top="0mm" fo:margin-bottom="0mm" style:contextual-spacing="false"/>
      <style:text-properties officeooo:paragraph-rsid="003def08"/>
    </style:style>
    <style:style style:name="P37" style:family="paragraph" style:parent-style-name="Text_20_body" style:list-style-name="L1">
      <style:paragraph-properties fo:margin-top="0mm" fo:margin-bottom="0mm" style:contextual-spacing="false"/>
      <style:text-properties officeooo:paragraph-rsid="00406a17"/>
    </style:style>
    <style:style style:name="P38" style:family="paragraph" style:parent-style-name="Text_20_body">
      <style:text-properties fo:font-size="10.5pt"/>
    </style:style>
    <style:style style:name="P39" style:family="paragraph" style:parent-style-name="Text_20_body">
      <style:text-properties fo:font-size="10.5pt" officeooo:paragraph-rsid="007e787e"/>
    </style:style>
    <style:style style:name="P40" style:family="paragraph" style:parent-style-name="Text_20_body">
      <style:text-properties fo:font-size="10.5pt" officeooo:paragraph-rsid="007ead6c"/>
    </style:style>
    <style:style style:name="P41" style:family="paragraph" style:parent-style-name="Text_20_body">
      <style:text-properties fo:font-size="10.5pt" officeooo:paragraph-rsid="0082f15c"/>
    </style:style>
    <style:style style:name="P42" style:family="paragraph" style:parent-style-name="Text_20_body">
      <style:text-properties fo:font-size="10.5pt" officeooo:paragraph-rsid="00947de7"/>
    </style:style>
    <style:style style:name="P43" style:family="paragraph" style:parent-style-name="Text_20_body">
      <style:text-properties fo:color="#c9211e" loext:opacity="100%" fo:font-size="10.5pt"/>
    </style:style>
    <style:style style:name="P44" style:family="paragraph" style:parent-style-name="Text_20_body">
      <style:text-properties fo:color="#c9211e" loext:opacity="100%" fo:font-size="10.5pt" style:font-size-asian="10.5pt" style:font-size-complex="10.5pt"/>
    </style:style>
    <style:style style:name="P45" style:family="paragraph" style:parent-style-name="Text_20_body">
      <style:text-properties fo:color="#c9211e" loext:opacity="100%" fo:font-size="10.5pt" officeooo:paragraph-rsid="0092ad6a" style:font-size-asian="10.5pt" style:font-size-complex="10.5pt"/>
    </style:style>
    <style:style style:name="P46" style:family="paragraph" style:parent-style-name="Text_20_body">
      <style:text-properties fo:color="#c9211e" loext:opacity="100%" fo:font-size="10.5pt" officeooo:rsid="008ebfa3" officeooo:paragraph-rsid="008ebfa3"/>
    </style:style>
    <style:style style:name="P47" style:family="paragraph" style:parent-style-name="Text_20_body">
      <style:text-properties fo:color="#c9211e" loext:opacity="100%" fo:font-size="10.5pt" officeooo:paragraph-rsid="008efb70"/>
    </style:style>
    <style:style style:name="P48" style:family="paragraph" style:parent-style-name="Text_20_body">
      <style:text-properties fo:color="#c9211e" loext:opacity="100%" fo:font-size="10.5pt" officeooo:paragraph-rsid="00904dbd"/>
    </style:style>
    <style:style style:name="P49" style:family="paragraph" style:parent-style-name="Text_20_body">
      <style:text-properties fo:color="#c9211e" loext:opacity="100%" fo:font-size="10.5pt" officeooo:paragraph-rsid="009149c3"/>
    </style:style>
    <style:style style:name="T1" style:family="text">
      <style:text-properties fo:font-size="10.5pt"/>
    </style:style>
    <style:style style:name="T2" style:family="text">
      <style:text-properties fo:font-size="10.5pt" officeooo:rsid="001ae89b"/>
    </style:style>
    <style:style style:name="T3" style:family="text">
      <style:text-properties fo:font-size="10.5pt" fo:font-weight="bold" officeooo:rsid="001ae89b" style:font-weight-asian="bold" style:font-weight-complex="bold"/>
    </style:style>
    <style:style style:name="T4" style:family="text">
      <style:text-properties fo:font-size="10.5pt" fo:font-weight="bold" officeooo:rsid="00762bdc" style:font-weight-asian="bold" style:font-weight-complex="bold"/>
    </style:style>
    <style:style style:name="T5" style:family="text">
      <style:text-properties fo:font-size="10.5pt" officeooo:rsid="001c54ff"/>
    </style:style>
    <style:style style:name="T6" style:family="text">
      <style:text-properties fo:font-size="10.5pt" officeooo:rsid="001e09e0"/>
    </style:style>
    <style:style style:name="T7" style:family="text">
      <style:text-properties fo:font-size="10.5pt" officeooo:rsid="001fa0bd"/>
    </style:style>
    <style:style style:name="T8" style:family="text">
      <style:text-properties fo:font-size="10.5pt" officeooo:rsid="002ff942"/>
    </style:style>
    <style:style style:name="T9" style:family="text">
      <style:text-properties fo:font-size="10.5pt" officeooo:rsid="00327b25"/>
    </style:style>
    <style:style style:name="T10" style:family="text">
      <style:text-properties fo:font-size="10.5pt" officeooo:rsid="00420a26"/>
    </style:style>
    <style:style style:name="T11" style:family="text">
      <style:text-properties fo:font-size="10.5pt" officeooo:rsid="00759af2"/>
    </style:style>
    <style:style style:name="T12" style:family="text">
      <style:text-properties fo:font-size="10.5pt" fo:font-style="italic" fo:font-weight="bold" style:font-style-asian="italic" style:font-weight-asian="bold" style:font-style-complex="italic" style:font-weight-complex="bold"/>
    </style:style>
    <style:style style:name="T13" style:family="text">
      <style:text-properties fo:font-size="10.5pt" fo:font-style="italic" fo:font-weight="bold" officeooo:rsid="00762bdc" style:font-style-asian="italic" style:font-weight-asian="bold" style:font-style-complex="italic" style:font-weight-complex="bold"/>
    </style:style>
    <style:style style:name="T14" style:family="text">
      <style:text-properties fo:font-size="10.5pt" officeooo:rsid="00762bdc"/>
    </style:style>
    <style:style style:name="T15" style:family="text">
      <style:text-properties fo:color="#000000" loext:opacity="100%"/>
    </style:style>
    <style:style style:name="T16" style:family="text">
      <style:text-properties officeooo:rsid="00172b8f"/>
    </style:style>
    <style:style style:name="T17" style:family="text">
      <style:text-properties officeooo:rsid="0018628d"/>
    </style:style>
    <style:style style:name="T18" style:family="text">
      <style:text-properties officeooo:rsid="0019411a"/>
    </style:style>
    <style:style style:name="T19" style:family="text">
      <style:text-properties fo:color="#c9211e" loext:opacity="100%"/>
    </style:style>
    <style:style style:name="T20" style:family="text">
      <style:text-properties fo:color="#c9211e" loext:opacity="100%" fo:font-size="10.5pt"/>
    </style:style>
    <style:style style:name="T21" style:family="text">
      <style:text-properties fo:color="#c9211e" loext:opacity="100%" fo:font-size="10.5pt" officeooo:rsid="001ae89b"/>
    </style:style>
    <style:style style:name="T22" style:family="text">
      <style:text-properties fo:color="#c9211e" loext:opacity="100%" fo:font-size="10.5pt" officeooo:rsid="001c2b2e"/>
    </style:style>
    <style:style style:name="T23" style:family="text">
      <style:text-properties fo:color="#c9211e" loext:opacity="100%" fo:font-size="10.5pt" officeooo:rsid="00392a36"/>
    </style:style>
    <style:style style:name="T24" style:family="text">
      <style:text-properties fo:color="#c9211e" loext:opacity="100%" fo:font-size="10.5pt" officeooo:rsid="003908f1"/>
    </style:style>
    <style:style style:name="T25" style:family="text">
      <style:text-properties fo:color="#c9211e" loext:opacity="100%" fo:font-size="10.5pt" fo:font-weight="bold" style:font-weight-asian="bold" style:font-weight-complex="bold"/>
    </style:style>
    <style:style style:name="T26" style:family="text">
      <style:text-properties fo:color="#c9211e" loext:opacity="100%" fo:font-size="10.5pt" fo:font-weight="bold" officeooo:rsid="003a37ef" style:font-weight-asian="bold" style:font-weight-complex="bold"/>
    </style:style>
    <style:style style:name="T27" style:family="text">
      <style:text-properties fo:color="#c9211e" loext:opacity="100%" fo:font-size="10.5pt" officeooo:rsid="003a37ef"/>
    </style:style>
    <style:style style:name="T28" style:family="text">
      <style:text-properties fo:color="#c9211e" loext:opacity="100%" fo:font-size="10.5pt" officeooo:rsid="003c2514"/>
    </style:style>
    <style:style style:name="T29" style:family="text">
      <style:text-properties fo:color="#c9211e" loext:opacity="100%" fo:font-size="10.5pt" officeooo:rsid="00406a17"/>
    </style:style>
    <style:style style:name="T30" style:family="text">
      <style:text-properties fo:color="#c9211e" loext:opacity="100%" fo:font-size="10.5pt" fo:language="en" fo:country="US"/>
    </style:style>
    <style:style style:name="T31" style:family="text">
      <style:text-properties fo:color="#c9211e" loext:opacity="100%" fo:font-size="10.5pt" fo:language="en" fo:country="US" officeooo:rsid="00406a17"/>
    </style:style>
    <style:style style:name="T32" style:family="text">
      <style:text-properties fo:color="#c9211e" loext:opacity="100%" fo:font-size="10.5pt" officeooo:rsid="004438aa"/>
    </style:style>
    <style:style style:name="T33" style:family="text">
      <style:text-properties fo:color="#c9211e" loext:opacity="100%" fo:font-size="10.5pt" officeooo:rsid="005474e0"/>
    </style:style>
    <style:style style:name="T34" style:family="text">
      <style:text-properties fo:color="#c9211e" loext:opacity="100%" fo:font-size="10.5pt" officeooo:rsid="006b3624"/>
    </style:style>
    <style:style style:name="T35" style:family="text">
      <style:text-properties fo:color="#c9211e" loext:opacity="100%" fo:font-size="10.5pt" officeooo:rsid="006d2b20"/>
    </style:style>
    <style:style style:name="T36" style:family="text">
      <style:text-properties fo:color="#c9211e" loext:opacity="100%" fo:font-size="10.5pt" fo:font-weight="normal" officeooo:rsid="006ecb47" style:font-weight-asian="normal" style:font-weight-complex="normal"/>
    </style:style>
    <style:style style:name="T37" style:family="text">
      <style:text-properties fo:color="#c9211e" loext:opacity="100%" fo:font-size="10.5pt" fo:font-weight="normal" officeooo:rsid="007134d9" style:font-weight-asian="normal" style:font-weight-complex="normal"/>
    </style:style>
    <style:style style:name="T38" style:family="text">
      <style:text-properties fo:color="#c9211e" loext:opacity="100%" officeooo:rsid="002324d1"/>
    </style:style>
    <style:style style:name="T39" style:family="text">
      <style:text-properties fo:color="#c9211e" loext:opacity="100%" officeooo:rsid="00273af5"/>
    </style:style>
    <style:style style:name="T40" style:family="text">
      <style:text-properties fo:color="#c9211e" loext:opacity="100%" officeooo:rsid="0044e42a"/>
    </style:style>
    <style:style style:name="T41" style:family="text">
      <style:text-properties fo:color="#c9211e" loext:opacity="100%" officeooo:rsid="0048e8b4"/>
    </style:style>
    <style:style style:name="T42" style:family="text">
      <style:text-properties fo:color="#c9211e" loext:opacity="100%" fo:language="en" fo:country="US"/>
    </style:style>
    <style:style style:name="T43" style:family="text">
      <style:text-properties fo:color="#c9211e" loext:opacity="100%" fo:language="en" fo:country="US" officeooo:rsid="004ab06c"/>
    </style:style>
    <style:style style:name="T44" style:family="text">
      <style:text-properties fo:color="#c9211e" loext:opacity="100%" officeooo:rsid="004e70fb"/>
    </style:style>
    <style:style style:name="T45" style:family="text">
      <style:text-properties fo:color="#c9211e" loext:opacity="100%" fo:font-weight="bold" style:font-weight-asian="bold" style:font-weight-complex="bold"/>
    </style:style>
    <style:style style:name="T46" style:family="text">
      <style:text-properties fo:color="#c9211e" loext:opacity="100%" fo:font-weight="bold" officeooo:rsid="005b8322" style:font-weight-asian="bold" style:font-weight-complex="bold"/>
    </style:style>
    <style:style style:name="T47" style:family="text">
      <style:text-properties fo:color="#c9211e" loext:opacity="100%" fo:font-weight="bold" officeooo:rsid="00736fa0" style:font-weight-asian="bold" style:font-weight-complex="bold"/>
    </style:style>
    <style:style style:name="T48" style:family="text">
      <style:text-properties fo:color="#c9211e" loext:opacity="100%" fo:font-weight="bold" officeooo:rsid="0077d6b2" style:font-weight-asian="bold" style:font-weight-complex="bold"/>
    </style:style>
    <style:style style:name="T49" style:family="text">
      <style:text-properties fo:color="#c9211e" loext:opacity="100%" fo:font-weight="bold" officeooo:rsid="00782b66" style:font-weight-asian="bold" style:font-weight-complex="bold"/>
    </style:style>
    <style:style style:name="T50" style:family="text">
      <style:text-properties fo:color="#c9211e" loext:opacity="100%" fo:font-weight="bold" officeooo:rsid="0081e8de" style:font-weight-asian="bold" style:font-weight-complex="bold"/>
    </style:style>
    <style:style style:name="T51" style:family="text">
      <style:text-properties fo:color="#c9211e" loext:opacity="100%" officeooo:rsid="005a98ce"/>
    </style:style>
    <style:style style:name="T52" style:family="text">
      <style:text-properties fo:color="#c9211e" loext:opacity="100%" officeooo:rsid="005b8322"/>
    </style:style>
    <style:style style:name="T53" style:family="text">
      <style:text-properties fo:color="#c9211e" loext:opacity="100%" officeooo:rsid="005dee35"/>
    </style:style>
    <style:style style:name="T54" style:family="text">
      <style:text-properties fo:color="#c9211e" loext:opacity="100%" officeooo:rsid="0060d242"/>
    </style:style>
    <style:style style:name="T55" style:family="text">
      <style:text-properties fo:color="#c9211e" loext:opacity="100%" officeooo:rsid="0062792d"/>
    </style:style>
    <style:style style:name="T56" style:family="text">
      <style:text-properties fo:color="#c9211e" loext:opacity="100%" officeooo:rsid="00675fed"/>
    </style:style>
    <style:style style:name="T57" style:family="text">
      <style:text-properties fo:color="#c9211e" loext:opacity="100%" officeooo:rsid="0068f71d"/>
    </style:style>
    <style:style style:name="T58" style:family="text">
      <style:text-properties fo:color="#c9211e" loext:opacity="100%" officeooo:rsid="00690c49"/>
    </style:style>
    <style:style style:name="T59" style:family="text">
      <style:text-properties fo:color="#c9211e" loext:opacity="100%" officeooo:rsid="006b3624"/>
    </style:style>
    <style:style style:name="T60" style:family="text">
      <style:text-properties fo:color="#c9211e" loext:opacity="100%" officeooo:rsid="0072934e"/>
    </style:style>
    <style:style style:name="T61" style:family="text">
      <style:text-properties fo:color="#c9211e" loext:opacity="100%" officeooo:rsid="00736fa0"/>
    </style:style>
    <style:style style:name="T62" style:family="text">
      <style:text-properties fo:color="#c9211e" loext:opacity="100%" fo:font-weight="normal" style:font-weight-asian="normal" style:font-weight-complex="normal"/>
    </style:style>
    <style:style style:name="T63" style:family="text">
      <style:text-properties fo:color="#c9211e" loext:opacity="100%" fo:font-weight="normal" officeooo:rsid="0077d6b2" style:font-weight-asian="normal" style:font-weight-complex="normal"/>
    </style:style>
    <style:style style:name="T64" style:family="text">
      <style:text-properties fo:color="#c9211e" loext:opacity="100%" fo:font-weight="normal" officeooo:rsid="007a15c8" style:font-weight-asian="normal" style:font-weight-complex="normal"/>
    </style:style>
    <style:style style:name="T65" style:family="text">
      <style:text-properties fo:color="#c9211e" loext:opacity="100%" fo:font-weight="normal" officeooo:rsid="00844a1b" style:font-weight-asian="normal" style:font-weight-complex="normal"/>
    </style:style>
    <style:style style:name="T66" style:family="text">
      <style:text-properties fo:color="#c9211e" loext:opacity="100%" officeooo:rsid="0077d6b2"/>
    </style:style>
    <style:style style:name="T67" style:family="text">
      <style:text-properties fo:color="#c9211e" loext:opacity="100%" officeooo:rsid="00782b66"/>
    </style:style>
    <style:style style:name="T68" style:family="text">
      <style:text-properties fo:color="#c9211e" loext:opacity="100%" fo:font-style="italic" fo:font-weight="bold" officeooo:rsid="00782b66" style:font-style-asian="italic" style:font-weight-asian="bold" style:font-style-complex="italic" style:font-weight-complex="bold"/>
    </style:style>
    <style:style style:name="T69" style:family="text">
      <style:text-properties fo:color="#c9211e" loext:opacity="100%" officeooo:rsid="0079bdff"/>
    </style:style>
    <style:style style:name="T70" style:family="text">
      <style:text-properties fo:color="#c9211e" loext:opacity="100%" officeooo:rsid="0079caf3"/>
    </style:style>
    <style:style style:name="T71" style:family="text">
      <style:text-properties fo:color="#c9211e" loext:opacity="100%" officeooo:rsid="007a15c8"/>
    </style:style>
    <style:style style:name="T72" style:family="text">
      <style:text-properties fo:color="#c9211e" loext:opacity="100%" officeooo:rsid="007e787e"/>
    </style:style>
    <style:style style:name="T73" style:family="text">
      <style:text-properties fo:color="#c9211e" loext:opacity="100%" officeooo:rsid="007ead6c"/>
    </style:style>
    <style:style style:name="T74" style:family="text">
      <style:text-properties fo:color="#c9211e" loext:opacity="100%" officeooo:rsid="00801b3f"/>
    </style:style>
    <style:style style:name="T75" style:family="text">
      <style:text-properties fo:color="#c9211e" loext:opacity="100%" officeooo:rsid="0081e8de"/>
    </style:style>
    <style:style style:name="T76" style:family="text">
      <style:text-properties fo:color="#c9211e" loext:opacity="100%" officeooo:rsid="0082f15c"/>
    </style:style>
    <style:style style:name="T77" style:family="text">
      <style:text-properties fo:color="#c9211e" loext:opacity="100%" officeooo:rsid="00844a1b"/>
    </style:style>
    <style:style style:name="T78" style:family="text">
      <style:text-properties fo:color="#c9211e" loext:opacity="100%" officeooo:rsid="00877d69"/>
    </style:style>
    <style:style style:name="T79" style:family="text">
      <style:text-properties fo:color="#c9211e" loext:opacity="100%" officeooo:rsid="0088bfea"/>
    </style:style>
    <style:style style:name="T80" style:family="text">
      <style:text-properties fo:color="#c9211e" loext:opacity="100%" officeooo:rsid="0089f864"/>
    </style:style>
    <style:style style:name="T81" style:family="text">
      <style:text-properties fo:color="#c9211e" loext:opacity="100%" officeooo:rsid="008af53d"/>
    </style:style>
    <style:style style:name="T82" style:family="text">
      <style:text-properties fo:color="#c9211e" loext:opacity="100%" officeooo:rsid="008cc336"/>
    </style:style>
    <style:style style:name="T83" style:family="text">
      <style:text-properties fo:color="#c9211e" loext:opacity="100%" officeooo:rsid="008e539b"/>
    </style:style>
    <style:style style:name="T84" style:family="text">
      <style:text-properties fo:color="#c9211e" loext:opacity="100%" officeooo:rsid="0092f7f4"/>
    </style:style>
    <style:style style:name="T85" style:family="text">
      <style:text-properties fo:color="#c9211e" loext:opacity="100%" officeooo:rsid="00947de7"/>
    </style:style>
    <style:style style:name="T86" style:family="text">
      <style:text-properties fo:font-weight="bold" style:font-weight-asian="bold" style:font-weight-complex="bold"/>
    </style:style>
    <style:style style:name="T87" style:family="text">
      <style:text-properties fo:font-weight="bold" officeooo:rsid="005dee35" style:font-weight-asian="bold" style:font-weight-complex="bold"/>
    </style:style>
    <style:style style:name="T88" style:family="text">
      <style:text-properties fo:font-weight="bold" officeooo:rsid="008e539b" style:font-weight-asian="bold" style:font-weight-complex="bold"/>
    </style:style>
    <style:style style:name="T89" style:family="text">
      <style:text-properties officeooo:rsid="005636fd"/>
    </style:style>
    <style:style style:name="T90" style:family="text">
      <style:text-properties officeooo:rsid="005b8322"/>
    </style:style>
    <style:style style:name="T91" style:family="text">
      <style:text-properties officeooo:rsid="005dee35"/>
    </style:style>
    <style:style style:name="T92" style:family="text">
      <style:text-properties fo:font-weight="normal" officeooo:rsid="005dee35" style:font-weight-asian="normal" style:font-weight-complex="normal"/>
    </style:style>
    <style:style style:name="T93" style:family="text">
      <style:text-properties officeooo:rsid="00644052"/>
    </style:style>
    <style:style style:name="T94" style:family="text">
      <style:text-properties officeooo:rsid="00663421"/>
    </style:style>
    <style:style style:name="T95" style:family="text">
      <style:text-properties officeooo:rsid="00690c49"/>
    </style:style>
    <style:style style:name="T96" style:family="text">
      <style:text-properties officeooo:rsid="006b014d"/>
    </style:style>
    <style:style style:name="T97" style:family="text">
      <style:text-properties officeooo:rsid="0071539a"/>
    </style:style>
    <style:style style:name="T98" style:family="text">
      <style:text-properties officeooo:rsid="00759af2"/>
    </style:style>
    <style:style style:name="T99" style:family="text">
      <style:text-properties fo:font-style="italic" fo:font-weight="bold" style:font-style-asian="italic" style:font-weight-asian="bold" style:font-style-complex="italic" style:font-weight-complex="bold"/>
    </style:style>
    <style:style style:name="T100" style:family="text">
      <style:text-properties officeooo:rsid="00796a1a"/>
    </style:style>
    <style:style style:name="T101" style:family="text">
      <style:text-properties officeooo:rsid="007d30f5"/>
    </style:style>
    <style:style style:name="T102" style:family="text">
      <style:text-properties officeooo:rsid="008154be"/>
    </style:style>
    <style:style style:name="T103" style:family="text">
      <style:text-properties officeooo:rsid="0088bfea"/>
    </style:style>
    <style:style style:name="T104" style:family="text">
      <style:text-properties officeooo:rsid="0089d65e"/>
    </style:style>
    <style:style style:name="T105" style:family="text">
      <style:text-properties officeooo:rsid="008e539b"/>
    </style:style>
    <style:style style:name="T106" style:family="text">
      <style:text-properties officeooo:rsid="008efb70"/>
    </style:style>
    <style:style style:name="T107" style:family="text">
      <style:text-properties officeooo:rsid="00904dbd"/>
    </style:style>
    <style:style style:name="T108" style:family="text">
      <style:text-properties officeooo:rsid="009117a8"/>
    </style:style>
    <style:style style:name="T109" style:family="text">
      <style:text-properties officeooo:rsid="009149c3"/>
    </style:style>
    <style:style style:name="T110" style:family="text">
      <style:text-properties officeooo:rsid="0092ad6a"/>
    </style:style>
    <style:style style:name="T111" style:family="text">
      <style:text-properties officeooo:rsid="0092f7f4"/>
    </style:style>
    <style:style style:name="T112" style:family="text">
      <style:text-properties officeooo:rsid="00947de7"/>
    </style:style>
    <text:list-style style:name="L1">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1">Actions API</text:h>
      <text:p text:style-name="P16">Bu belgede Actions API tanıtılmış ve içerisindeki fonksiyonların işlevleri açıklanmış ve <text:span text:style-name="T16">T</text:span>he Actions API is introduced and the <text:span text:style-name="T17">role</text:span>s of the functions <text:span text:style-name="T17">in the actions </text:span>are explained <text:span text:style-name="T17">in this document. </text:span>Information on PISI architecture <text:span text:style-name="T18">and</text:span> <text:span text:style-name="T18">building </text:span>PISI package <text:span text:style-name="T18">are</text:span> not included.</text:p>
      <text:h text:style-name="Heading_20_1" text:outline-level="1"><text:span text:style-name="Strong_20_Emphasis">Actions</text:span></text:h>
      <text:p text:style-name="P1"/>
      <text:p text:style-name="P27"><text:span text:style-name="T20">Minimum components used by PISI's build system </text:span><text:span text:style-name="T21">are</text:span><text:span text:style-name="T20"> source code of the application to be packaged, </text:span><text:span text:style-name="Strong_20_Emphasis"><text:span text:style-name="T20">pspec.xml</text:span></text:span><text:span text:style-name="T20"> </text:span><text:span text:style-name="T21">and</text:span><text:span text:style-name="T20"> </text:span><text:span text:style-name="Strong_20_Emphasis"><text:span text:style-name="T20">actions.py</text:span></text:span><text:span text:style-name="T20"> </text:span><text:span text:style-name="T22">file</text:span><text:span text:style-name="T21">s in the process of converting an application into a binary PISI package. In addition, patches and additional files can be considered as part of the application's source code.</text:span></text:p>
      <text:p text:style-name="P23"><text:span text:style-name="T2">The </text:span><text:span text:style-name="T3">pspec.xml</text:span><text:span text:style-name="T2"> is the file </text:span><text:span text:style-name="T5">contains</text:span><text:span text:style-name="T2"> meta information</text:span><text:span text:style-name="T6">s</text:span><text:span text:style-name="T2"> such as wh</text:span><text:span text:style-name="T6">ile</text:span><text:span text:style-name="T2"> the archive file containing the source code of the application, which patches will be applied when opening this archive file, who packaged this application, the name </text:span><text:span text:style-name="T6">and version number</text:span><text:span text:style-name="T2"> of the application.</text:span></text:p>
      <text:p text:style-name="P23"><text:span text:style-name="T2">The description of the work to be done during the compilation and building phase of this application is also included in the </text:span><text:span text:style-name="T3">actions.py </text:span><text:span text:style-name="T2">file which </text:span><text:span text:style-name="T7">uses</text:span><text:span text:style-name="T2"> the </text:span><text:span text:style-name="T3">Actions API</text:span><text:span text:style-name="T2"> that will be mentioned in this document.</text:span></text:p>
      <text:p text:style-name="P17">An example actions.py file as follows:</text:p>
      <text:p text:style-name="P4"/>
      <text:p text:style-name="Preformatted_20_Text"><text:span text:style-name="Source_20_Text">#!/usr/bin/python </text:span></text:p>
      <text:p text:style-name="Preformatted_20_Text"><text:span text:style-name="Source_20_Text"># -*- coding: utf-8 -*-</text:span></text:p>
      <text:p text:style-name="Preformatted_20_Text"><text:span text:style-name="Source_20_Text"># </text:span></text:p>
      <text:p text:style-name="Preformatted_20_Text"><text:span text:style-name="Source_20_Text"># Copyright 2005 TUBITAK/UEKAE </text:span></text:p>
      <text:p text:style-name="Preformatted_20_Text"><text:span text:style-name="Source_20_Text"># Licensed under the GNU General Public License, version 2. </text:span></text:p>
      <text:p text:style-name="Preformatted_20_Text"><text:span text:style-name="Source_20_Text"># See the file http://www.gnu.org/copyleft/gpl.txt. </text:span></text:p>
      <text:p text:style-name="Preformatted_20_Text"><text:span text:style-name="Source_20_Text"># </text:span></text:p>
      <text:p text:style-name="Preformatted_20_Text"><text:span text:style-name="Source_20_Text"># Gökçen Eraslan <text:s text:c="2"/></text:span></text:p>
      <text:p text:style-name="Preformatted_20_Text"><text:span text:style-name="Source_20_Text"><text:s text:c="5"/></text:span></text:p>
      <text:p text:style-name="Preformatted_20_Text"><text:span text:style-name="Source_20_Text">from pisi.actionsapi import autotools</text:span></text:p>
      <text:p text:style-name="Preformatted_20_Text"><text:span text:style-name="Source_20_Text">from pisi.actionsapi import pisitools</text:span></text:p>
      <text:p text:style-name="Preformatted_20_Text"><text:span text:style-name="Source_20_Text">from pisi.actionsapi import get </text:span></text:p>
      <text:p text:style-name="Preformatted_20_Text"><text:span text:style-name="Source_20_Text"><text:s text:c="5"/></text:span></text:p>
      <text:p text:style-name="Preformatted_20_Text"><text:span text:style-name="Source_20_Text">def setup():</text:span></text:p>
      <text:p text:style-name="Preformatted_20_Text"><text:span text:style-name="Source_20_Text"><text:s text:c="4"/>autotools.configure("--enable-nls --bindir=/bin --with-rmt=/usr/sbin/rmt") </text:span></text:p>
      <text:p text:style-name="Preformatted_20_Text"/>
      <text:p text:style-name="Preformatted_20_Text"><text:span text:style-name="Source_20_Text">def build():</text:span></text:p>
      <text:p text:style-name="Preformatted_20_Text"><text:span text:style-name="Source_20_Text"><text:s text:c="4"/>autotools.make() </text:span></text:p>
      <text:p text:style-name="Preformatted_20_Text"/>
      <text:p text:style-name="Preformatted_20_Text"><text:span text:style-name="Source_20_Text">def install():</text:span></text:p>
      <text:p text:style-name="Preformatted_20_Text"><text:span text:style-name="Source_20_Text"><text:s text:c="4"/>autotools.rawInstall("DESTDIR=%s" % get.installDIR())</text:span></text:p>
      <text:p text:style-name="Preformatted_20_Text"><text:span text:style-name="Source_20_Text"><text:s text:c="4"/>pisitools.dodoc("ChangeLog", "NEWS", "README", "INSTALL")</text:span></text:p>
      <text:p text:style-name="Preformatted_20_Text"><text:span text:style-name="Source_20_Text"><text:s text:c="4"/>pisitools.remove("/usr/share/man/man1/mt.1")</text:span></text:p>
      <text:p text:style-name="P2"><text:span text:style-name="Source_20_Text"><text:s text:c="4"/>pisitools.removeDir("/usr/libexec")</text:span></text:p>
      <text:p text:style-name="P3"/>
      <text:p text:style-name="P16"><text:soft-page-break/>This document will focus on what is provided by the Actions API to perform the functions of configuring, building and installing the application for packaging within the actions.py file.</text:p>
      <text:p text:style-name="P3"><text:span text:style-name="T19">The installation process, which is frequently mentioned in the document, should not be confused with the installation of the application on the </text:span><text:span text:style-name="T38">operating</text:span><text:span text:style-name="T19"> system. Unless otherwise stated, the installation process mentioned in this document is a virtual installation process, which is the </text:span><text:span text:style-name="T39">early</text:span><text:span text:style-name="T19"> stage of packaging the application and to </text:span><text:span text:style-name="T39">determine</text:span><text:span text:style-name="T19"> which file should go where, when this package is installed on the operating system.</text:span></text:p>
      <text:h text:style-name="Heading_20_1" text:outline-level="1"><text:span text:style-name="Strong_20_Emphasis">Actions API</text:span></text:h>
      <text:p text:style-name="Horizontal_20_Line"/>
      <text:p text:style-name="P24"><text:span text:style-name="T1">Actions API is a library that contains functions that can be used by package builders in the file named actions.py </text:span><text:span text:style-name="T8">that </text:span><text:span text:style-name="T1">is written with the Python programming language, in which the information about the actions to be taken of the resource that will create the package during the creation of the PISI packages. Although the Packager is free in this regard, it is highly recommended not to use any Python modules other than this library while making the Package.</text:span></text:p>
      <text:p text:style-name="P25"><text:span text:style-name="T1">The file named actions.py is a file that controls the process of creating a binary and ready-to-install PISI package from the source code. In order for the routing to be done correctly in this file, the package maker must know the package </text:span><text:span text:style-name="T9">well.</text:span></text:p>
      <text:p text:style-name="P18">On the other hand, it is also possible for the package builder to get an idea of how the package should be created by browsing the spec files of the package systems of the distributions where this resource was packaged before. In this case, it would be wrong to interpret PISI as an organic link with other package managers. Because PISI is a new and unique package manager that has no relationship with any of the other package managers.</text:p>
      <text:p text:style-name="P16">In the Actions API, the functions offered to the package makers are separated from each other according to their purposes and gathered in separate modules. What functions the modules offer when included in actions.py and the features of these functions are examined in the next chapters.</text:p>
      <text:p text:style-name="P16">In addition, the simple purposes of the modules can be defined as follows:</text:p>
      <text:list xml:id="list2389971119" text:style-name="L1">
        <text:list-item>
          <text:p text:style-name="P34"><text:a xlink:type="simple" xlink:href="https://developer.pisilinux.org/page/10/actionsapi#autotools" text:style-name="Internet_20_link" text:visited-style-name="Visited_20_Internet_20_Link"><text:span text:style-name="Strong_20_Emphasis"><text:span text:style-name="T1">Autotools</text:span></text:span></text:a><text:span text:style-name="T1">: </text:span><text:span text:style-name="T20">Provides standard functionality required for compiling and installing applications</text:span></text:p>
        </text:list-item>
        <text:list-item>
          <text:p text:style-name="P34"><text:a xlink:type="simple" xlink:href="https://developer.pisilinux.org/page/10/actionsapi#cmaketools" text:style-name="Internet_20_link" text:visited-style-name="Visited_20_Internet_20_Link"><text:span text:style-name="Strong_20_Emphasis"><text:span text:style-name="T1">Cmaketools</text:span></text:span></text:a><text:span text:style-name="T1">: </text:span><text:span text:style-name="T20">It provides the standard functionality required to compile and install applications configured with cmake.</text:span></text:p>
        </text:list-item>
        <text:list-item>
          <text:p text:style-name="P35"><text:a xlink:type="simple" xlink:href="https://developer.pisilinux.org/page/10/actionsapi#pisitools" text:style-name="Internet_20_link" text:visited-style-name="Visited_20_Internet_20_Link"><text:span text:style-name="Strong_20_Emphasis"><text:span text:style-name="T1">Pisitools</text:span></text:span></text:a><text:span text:style-name="T1">: </text:span><text:span text:style-name="T20">Pisitools is the module that </text:span><text:span text:style-name="T24">provides</text:span><text:span text:style-name="T20"> the most frequently used functions by package builders. </text:span><text:span text:style-name="T23">A</text:span><text:span text:style-name="T20">ll operations must be performed with the help of the functions in this module </text:span><text:span text:style-name="T23">e</text:span><text:span text:style-name="T20">xcept for special cases. All of the functions that come with this module work with relative paths, and most of them are used for moving files from the </text:span><text:span text:style-name="T25">work</text:span><text:span text:style-name="T20"> directory to the </text:span><text:span text:style-name="T25">install </text:span><text:span text:style-name="T20">directory. It also </text:span><text:span text:style-name="T23">provide</text:span><text:span text:style-name="T20">s to needs such as creating </text:span><text:span text:style-name="T25">symink</text:span><text:span text:style-name="T20">, modifying files (with sed), deleting files or directories.</text:span></text:p>
        </text:list-item>
        <text:list-item>
          <text:p text:style-name="P36"><text:a xlink:type="simple" xlink:href="https://developer.pisilinux.org/page/10/actionsapi#sheeltools" text:style-name="Internet_20_link" text:visited-style-name="Visited_20_Internet_20_Link"><text:span text:style-name="Strong_20_Emphasis"><text:span text:style-name="T1">Shelltools</text:span></text:span></text:a><text:span text:style-name="T1">: </text:span><text:span text:style-name="T27">F</text:span><text:span text:style-name="T20">unctions that can be used in special situations are provided </text:span><text:span text:style-name="T27">w</text:span><text:span text:style-name="T20">ith this module. Some functions are similar to functions in </text:span><text:span text:style-name="T26">P</text:span><text:span text:style-name="T25">isitools</text:span><text:span text:style-name="T20">, but can give absolute path to those in shelltools. Thus, the needs will not be encountered often such as moving files from the work directory to the work directory, from the install </text:span><text:soft-page-break/><text:span text:style-name="T20">directory to the install directory, changing file permissions, running commands in the shell, changing the working directory can be </text:span><text:span text:style-name="T28">done</text:span><text:span text:style-name="T20">. However, as much as possible, the functions in Pisitools should be preferred. The functions in Shelltools should be used with care, as they completely free the packager.</text:span></text:p>
        </text:list-item>
        <text:list-item>
          <text:p text:style-name="P37"><text:a xlink:type="simple" xlink:href="https://developer.pisilinux.org/page/10/actionsapi#libtools" text:style-name="Internet_20_link" text:visited-style-name="Visited_20_Internet_20_Link"><text:span text:style-name="Strong_20_Emphasis"><text:span text:style-name="T1">Libtools</text:span></text:span></text:a><text:span text:style-name="T1">: </text:span><text:span text:style-name="T29">It</text:span><text:span text:style-name="T30"> provides pre / post-build functions needed to properly configure the </text:span><text:span text:style-name="T31">l</text:span><text:span text:style-name="T30">ibraries and compile the application correctly.</text:span></text:p>
        </text:list-item>
        <text:list-item>
          <text:p text:style-name="P34"><text:a xlink:type="simple" xlink:href="https://developer.pisilinux.org/page/10/actionsapi#get" text:style-name="Internet_20_link" text:visited-style-name="Visited_20_Internet_20_Link"><text:span text:style-name="Strong_20_Emphasis"><text:span text:style-name="T1">Get</text:span></text:span></text:a><text:span text:style-name="T1">: </text:span><text:span text:style-name="T20">It provides functions to obtain various environment variables and package-related information that may be needed during pre-build configuration, compilation, and installation.</text:span></text:p>
        </text:list-item>
        <text:list-item>
          <text:p text:style-name="P34"><text:span text:style-name="Strong_20_Emphasis"><text:span text:style-name="T1">K</text:span></text:span><text:span text:style-name="Strong_20_Emphasis"><text:span text:style-name="T10">DE</text:span></text:span><text:span text:style-name="T1">: </text:span><text:span text:style-name="T20">It provides pre-build configuration, build and installation functions for KDE applications.</text:span></text:p>
        </text:list-item>
        <text:list-item>
          <text:p text:style-name="P34"><text:span text:style-name="Strong_20_Emphasis"><text:span text:style-name="T1">Perlmodules</text:span></text:span><text:span text:style-name="T1">: </text:span><text:span text:style-name="T20">It provides the necessary functionality for installing Perl modules.</text:span></text:p>
        </text:list-item>
        <text:list-item>
          <text:p text:style-name="P34"><text:span text:style-name="Strong_20_Emphasis"><text:span text:style-name="T1">Pythonmodules</text:span></text:span><text:span text:style-name="T1">: </text:span><text:span text:style-name="T20">It provides functions such as compiling, installing and running Python modules.</text:span></text:p>
        </text:list-item>
        <text:list-item>
          <text:p text:style-name="P33"><text:span text:style-name="Strong_20_Emphasis"><text:span text:style-name="T1">Scons</text:span></text:span><text:span text:style-name="T1">: </text:span><text:span text:style-name="T20">Scons is a next-generation software builder, providing developers with a framework that can replace traditional autoconf/automake tools.</text:span><text:span text:style-name="T1"> </text:span><text:span text:style-name="T20">What the autotools module offers for autoconf/automake, the Scons module </text:span><text:span text:style-name="T32">provide</text:span><text:span text:style-name="T20">s for applications to be built with scons.</text:span></text:p>
        </text:list-item>
      </text:list>
      <text:p text:style-name="P3"><text:span text:style-name="T19">The following sections </text:span><text:span text:style-name="T40">have </text:span><text:span text:style-name="T19">explanations about the modules. </text:span><text:span text:style-name="T40">The f</text:span><text:span text:style-name="T19">unctions are shown as subheadings of modules.</text:span> <text:span text:style-name="T19">Parameters taken by the function are specified in the line following the function name (a function is expressed as None where it does not take any parameters). The function of </text:span><text:span text:style-name="T41">a module</text:span><text:span text:style-name="T19"> is explained in the following paragraph, and an example is given.</text:span></text:p>
      <text:p text:style-name="Horizontal_20_Line"/>
      <text:h text:style-name="Heading_20_1" text:outline-level="1"><text:span text:style-name="Strong_20_Emphasis">Pisitools</text:span></text:h>
      <text:p text:style-name="P3"><text:span text:style-name="T42">The Pisitools is the module that contains the functions </text:span><text:span text:style-name="T43">from which</text:span><text:span text:style-name="T42"> a package developer may need most. </text:span><text:span text:style-name="T44">It’s</text:span><text:span text:style-name="T19"> adding working directories to the parameters of the functions </text:span><text:span text:style-name="T44">so it allows the package builder to work in a virtual directory without accessing the real files of the system</text:span><text:span text:style-name="T19">. This feature of the Peditools module can sometimes be prohibitive. In this case, the functions in the Shelltools module can be used, which leaves all control to the package maker.</text:span></text:p>
      <text:p text:style-name="Text_20_body"><text:span text:style-name="T34">P</text:span><text:span text:style-name="T20">isitools sub procedures:</text:span><text:span text:style-name="T1"><text:line-break/></text:span><text:a xlink:type="simple" xlink:href="https://developer.pisilinux.org/page/10/actionsapi#dobin" text:style-name="Internet_20_link" text:visited-style-name="Visited_20_Internet_20_Link"><text:span text:style-name="T1">dobin</text:span></text:a><text:span text:style-name="T1"> </text:span><text:a xlink:type="simple" xlink:href="https://developer.pisilinux.org/page/10/actionsapi#dodir" text:style-name="Internet_20_link" text:visited-style-name="Visited_20_Internet_20_Link"><text:span text:style-name="T1">dodir</text:span></text:a><text:span text:style-name="T1"> </text:span><text:a xlink:type="simple" xlink:href="https://developer.pisilinux.org/page/10/actionsapi#dodoc" text:style-name="Internet_20_link" text:visited-style-name="Visited_20_Internet_20_Link"><text:span text:style-name="T1">dodoc</text:span></text:a><text:span text:style-name="T1"> </text:span><text:a xlink:type="simple" xlink:href="https://developer.pisilinux.org/page/10/actionsapi#doexe" text:style-name="Internet_20_link" text:visited-style-name="Visited_20_Internet_20_Link"><text:span text:style-name="T1">doexe</text:span></text:a><text:span text:style-name="T1"> </text:span><text:a xlink:type="simple" xlink:href="https://developer.pisilinux.org/page/10/actionsapi#dohtml" text:style-name="Internet_20_link" text:visited-style-name="Visited_20_Internet_20_Link"><text:span text:style-name="T1">dohtml</text:span></text:a><text:span text:style-name="T1"> </text:span><text:a xlink:type="simple" xlink:href="https://developer.pisilinux.org/page/10/actionsapi#doinfo" text:style-name="Internet_20_link" text:visited-style-name="Visited_20_Internet_20_Link"><text:span text:style-name="T1">doinfo</text:span></text:a><text:span text:style-name="T1"> </text:span><text:a xlink:type="simple" xlink:href="https://developer.pisilinux.org/page/10/actionsapi#" text:style-name="Internet_20_link" text:visited-style-name="Visited_20_Internet_20_Link"><text:span text:style-name="T1">dolib</text:span></text:a><text:span text:style-name="T1"> </text:span><text:a xlink:type="simple" xlink:href="https://developer.pisilinux.org/page/10/actionsapi#dolib_a" text:style-name="Internet_20_link" text:visited-style-name="Visited_20_Internet_20_Link"><text:span text:style-name="T1">dolib_a</text:span></text:a><text:span text:style-name="T1"> </text:span><text:a xlink:type="simple" xlink:href="https://developer.pisilinux.org/page/10/actionsapi#dolib_so" text:style-name="Internet_20_link" text:visited-style-name="Visited_20_Internet_20_Link"><text:span text:style-name="T1">dolib_so</text:span></text:a><text:span text:style-name="T1"> </text:span><text:a xlink:type="simple" xlink:href="https://developer.pisilinux.org/page/10/actionsapi#doman" text:style-name="Internet_20_link" text:visited-style-name="Visited_20_Internet_20_Link"><text:span text:style-name="T1">doman</text:span></text:a><text:span text:style-name="T1"> </text:span><text:a xlink:type="simple" xlink:href="https://developer.pisilinux.org/page/10/actionsapi#domo" text:style-name="Internet_20_link" text:visited-style-name="Visited_20_Internet_20_Link"><text:span text:style-name="T1">domo</text:span></text:a><text:span text:style-name="T1"> </text:span><text:a xlink:type="simple" xlink:href="https://developer.pisilinux.org/page/10/actionsapi#domove" text:style-name="Internet_20_link" text:visited-style-name="Visited_20_Internet_20_Link"><text:span text:style-name="T1">domove</text:span></text:a><text:span text:style-name="T1"> </text:span><text:a xlink:type="simple" xlink:href="https://developer.pisilinux.org/page/10/actionsapi#dosed" text:style-name="Internet_20_link" text:visited-style-name="Visited_20_Internet_20_Link"><text:span text:style-name="T1">dosed</text:span></text:a><text:span text:style-name="T1"> </text:span><text:a xlink:type="simple" xlink:href="https://developer.pisilinux.org/page/10/actionsapi#dosbin" text:style-name="Internet_20_link" text:visited-style-name="Visited_20_Internet_20_Link"><text:span text:style-name="T1">dosbin</text:span></text:a><text:span text:style-name="T1"> </text:span><text:a xlink:type="simple" xlink:href="https://developer.pisilinux.org/page/10/actionsapi#dosym" text:style-name="Internet_20_link" text:visited-style-name="Visited_20_Internet_20_Link"><text:span text:style-name="T1">dosym</text:span></text:a><text:span text:style-name="T1"> </text:span><text:a xlink:type="simple" xlink:href="https://developer.pisilinux.org/page/10/actionsapi#insinto" text:style-name="Internet_20_link" text:visited-style-name="Visited_20_Internet_20_Link"><text:span text:style-name="T1">insinto</text:span></text:a><text:span text:style-name="T1"> </text:span><text:a xlink:type="simple" xlink:href="https://developer.pisilinux.org/page/10/actionsapi#newdoc" text:style-name="Internet_20_link" text:visited-style-name="Visited_20_Internet_20_Link"><text:span text:style-name="T1">newdoc</text:span></text:a><text:span text:style-name="T1"> </text:span><text:a xlink:type="simple" xlink:href="https://developer.pisilinux.org/page/10/actionsapi#newman" text:style-name="Internet_20_link" text:visited-style-name="Visited_20_Internet_20_Link"><text:span text:style-name="T1">newman</text:span></text:a><text:span text:style-name="T1"> </text:span><text:a xlink:type="simple" xlink:href="https://developer.pisilinux.org/page/10/actionsapi#remove" text:style-name="Internet_20_link" text:visited-style-name="Visited_20_Internet_20_Link"><text:span text:style-name="T1">remove</text:span></text:a><text:span text:style-name="T1"> </text:span><text:a xlink:type="simple" xlink:href="https://developer.pisilinux.org/page/10/actionsapi#rename" text:style-name="Internet_20_link" text:visited-style-name="Visited_20_Internet_20_Link"><text:span text:style-name="T1">rename</text:span></text:a><text:span text:style-name="T1"> </text:span><text:a xlink:type="simple" xlink:href="https://developer.pisilinux.org/page/10/actionsapi#removeDir" text:style-name="Internet_20_link" text:visited-style-name="Visited_20_Internet_20_Link"><text:span text:style-name="T1">removeDir</text:span></text:a></text:p>
      <text:p text:style-name="Horizontal_20_Line"/>
      <text:h text:style-name="Heading_20_2" text:outline-level="2"><text:span text:style-name="Strong_20_Emphasis">dobin</text:span></text:h>
      <text:p text:style-name="P2"><text:span text:style-name="Source_20_Text"><text:s/>pisitools.dobin(sourceFile, destinationDirectory = '/usr/bin') </text:span></text:p>
      <text:p text:style-name="P29"><text:span text:style-name="T20">Dobin puts the path in the </text:span><text:span text:style-name="T25">work</text:span><text:span text:style-name="T20"> directory into the directory given the full path </text:span><text:span text:style-name="T33">by</text:span><text:span text:style-name="T20"> the </text:span><text:span text:style-name="T25">sourceFile</text:span><text:span text:style-name="T20"> executable parameter </text:span><text:span text:style-name="T25">destinationDirectory</text:span><text:span text:style-name="T20">. The default value of </text:span><text:span text:style-name="T33">the</text:span><text:span text:style-name="T20"> parameter </text:span><text:span text:style-name="T33">is </text:span><text:span text:style-name="T20">``/usr/bin </text:span><text:span text:style-name="Emphasis"><text:span text:style-name="T20">dizinidir.</text:span></text:span></text:p>
      <text:p text:style-name="Preformatted_20_Text"><text:span text:style-name="Source_20_Text">pisitools.dobin("sed/sed", "/bin")</text:span></text:p>
      <text:p text:style-name="P2"><text:span text:style-name="Source_20_Text">pisitools.dobin("zipsplit") </text:span></text:p>
      <text:p text:style-name="Horizontal_20_Line"/>
      <text:h text:style-name="Heading_20_2" text:outline-level="2"><text:soft-page-break/><text:span text:style-name="Strong_20_Emphasis">dodir</text:span></text:h>
      <text:p text:style-name="P2"><text:span text:style-name="Source_20_Text">pisitools.dodir(destinationDirectory) </text:span></text:p>
      <text:p text:style-name="P16"><text:span text:style-name="T89">It c</text:span>reates a directory with the name <text:span text:style-name="T89">stat</text:span>ed by <text:span text:style-name="T86">destinationDirectory</text:span> in the <text:span text:style-name="T86">Install directory</text:span>.</text:p>
      <text:p text:style-name="Preformatted_20_Text"><text:span text:style-name="Source_20_Text">pisitools.dodir("/usr/include/awk")</text:span></text:p>
      <text:p text:style-name="Preformatted_20_Text"><text:span text:style-name="Source_20_Text">pisitools.dodir("/usr/" + get.HOST() + "/include")</text:span></text:p>
      <text:p text:style-name="P2"><text:span text:style-name="Source_20_Text">pisitools.dodir("/usr/share/doc/%s/examples" % get.srcTAG())</text:span></text:p>
      <text:p text:style-name="Horizontal_20_Line"/>
      <text:h text:style-name="Heading_20_2" text:outline-level="2"><text:span text:style-name="Strong_20_Emphasis">dodoc</text:span></text:h>
      <text:p text:style-name="P2"><text:span text:style-name="Source_20_Text">pisitools.dodoc(*sourceFiles) </text:span></text:p>
      <text:p text:style-name="P5"><text:span text:style-name="T19">Dodoc copies the file or list of files given the path from the </text:span><text:span text:style-name="T45">work</text:span><text:span text:style-name="T19"> directory to /usr/share/doc/PACKAGE under the install directory. </text:span><text:span text:style-name="T45">Metacharacters</text:span><text:span text:style-name="T19"> can be used.</text:span></text:p>
      <text:p text:style-name="Preformatted_20_Text"><text:span text:style-name="Source_20_Text">pisitools.dodoc("README")</text:span></text:p>
      <text:p text:style-name="Preformatted_20_Text"><text:span text:style-name="Source_20_Text">pisitools.dodoc("*.html")</text:span></text:p>
      <text:p text:style-name="P2"><text:span text:style-name="Source_20_Text">pisitools.dodoc("FAQ", "README", "ChangeLog.*", "algorithm.txt")</text:span></text:p>
      <text:p text:style-name="Horizontal_20_Line"/>
      <text:h text:style-name="Heading_20_2" text:outline-level="2"><text:span text:style-name="Strong_20_Emphasis">doexe</text:span></text:h>
      <text:p text:style-name="P2"><text:span text:style-name="Source_20_Text">pisitools.doexe(sourceFile, destinationDirectory) </text:span></text:p>
      <text:p text:style-name="P6"><text:span text:style-name="T19">Doexe copies a given file in the </text:span><text:span text:style-name="T45">work</text:span><text:span text:style-name="T19"> directory as an executable file to the destination in the </text:span><text:span text:style-name="T45">install</text:span><text:span text:style-name="T19"> directory </text:span><text:span text:style-name="T51">stated</text:span><text:span text:style-name="T19"> by </text:span><text:span text:style-name="T45">destinationDirectory</text:span><text:span text:style-name="T19">. <text:s/></text:span><text:span text:style-name="T45">Metacharacters</text:span><text:span text:style-name="T19"> can be used </text:span><text:span text:style-name="T51">for sourceFile.</text:span></text:p>
      <text:p text:style-name="Preformatted_20_Text"><text:span text:style-name="Source_20_Text">pisitools.doexe("extras/scsi-devfs.sh", "/etc/udev/scripts/")</text:span></text:p>
      <text:p text:style-name="P2"><text:span text:style-name="Source_20_Text">pisitools.doexe("etc/hotplug/*.rc", "/etc/hotplug/")</text:span></text:p>
      <text:p text:style-name="Horizontal_20_Line"/>
      <text:h text:style-name="Heading_20_2" text:outline-level="2"><text:span text:style-name="Strong_20_Emphasis">dohtml</text:span></text:h>
      <text:p text:style-name="P2"><text:span text:style-name="Source_20_Text">pisitools.dohtml(*sourceFiles) </text:span></text:p>
      <text:p text:style-name="P7"><text:span text:style-name="T19">Do</text:span><text:span text:style-name="T52">html</text:span><text:span text:style-name="T19"> copies the file or list of files given the path from the </text:span><text:span text:style-name="T45">work</text:span><text:span text:style-name="T19"> directory to /usr/share/doc/PACKAGE/</text:span><text:span text:style-name="T52">html</text:span><text:span text:style-name="T19"> under the install directory. </text:span><text:span text:style-name="T45">Metacharacters</text:span><text:span text:style-name="T19"> can be used.</text:span></text:p>
      <text:p text:style-name="Preformatted_20_Text"><text:span text:style-name="Source_20_Text">pisitools.dohtml("index.html")</text:span></text:p>
      <text:p text:style-name="P2"><text:span text:style-name="Source_20_Text">pisitools.dohtml("doc/*")</text:span></text:p>
      <text:p text:style-name="Horizontal_20_Line"/>
      <text:h text:style-name="Heading_20_2" text:outline-level="2"><text:span text:style-name="Strong_20_Emphasis">doinfo</text:span></text:h>
      <text:p text:style-name="P2"><text:span text:style-name="Source_20_Text">pisitools.doinfo(*sourceFiles) </text:span></text:p>
      <text:p text:style-name="P7"><text:soft-page-break/><text:span text:style-name="T19">Do</text:span><text:span text:style-name="T52">html</text:span><text:span text:style-name="T19"> copies the file or list of files given the path from the </text:span><text:span text:style-name="T45">work</text:span><text:span text:style-name="T19"> directory to </text:span><text:span text:style-name="T52">/usr/share/info</text:span><text:span text:style-name="T19"> under the install directory. </text:span><text:span text:style-name="T45">Metacharacters</text:span><text:span text:style-name="T19"> can be used.</text:span></text:p>
      <text:p text:style-name="P2"><text:span text:style-name="Source_20_Text">pisitools.doinfo("*.info")</text:span></text:p>
      <text:p text:style-name="Horizontal_20_Line"/>
      <text:h text:style-name="Heading_20_2" text:outline-level="2"><text:span text:style-name="Strong_20_Emphasis">dolib</text:span></text:h>
      <text:p text:style-name="P2"><text:span text:style-name="Source_20_Text">pisitools.dolib(sourceFile, destinationDirectory = '/usr/lib') </text:span></text:p>
      <text:p text:style-name="P3"><text:span text:style-name="T19">Dolib copies a library </text:span><text:span text:style-name="T52">as default</text:span><text:span text:style-name="T19"> in the </text:span><text:span text:style-name="T45">work</text:span><text:span text:style-name="T19"> directory into /usr/lib </text:span><text:span text:style-name="T52">in</text:span><text:span text:style-name="T19"> the </text:span><text:span text:style-name="T45">install</text:span><text:span text:style-name="T19"> directory.</text:span></text:p>
      <text:p text:style-name="Preformatted_20_Text"><text:span text:style-name="Source_20_Text">pisitools.dolib("libz.a")</text:span></text:p>
      <text:p text:style-name="Preformatted_20_Text"><text:span text:style-name="Source_20_Text">pisitools.dolib("lib/libpci.a")</text:span></text:p>
      <text:p text:style-name="P2"><text:span text:style-name="Source_20_Text">pisitools.dolib("libbz2.so.1.0.2", "/lib")</text:span></text:p>
      <text:p text:style-name="Horizontal_20_Line"/>
      <text:h text:style-name="Heading_20_2" text:outline-level="2"><text:span text:style-name="Strong_20_Emphasis">dolib_a</text:span></text:h>
      <text:p text:style-name="P2"><text:span text:style-name="Source_20_Text">pisitools.dolib_a(sourceFile, destinationDirectory = '/usr/lib')</text:span></text:p>
      <text:p text:style-name="P7"><text:span text:style-name="T52">It</text:span><text:span text:style-name="T19"> copies a </text:span><text:span text:style-name="T46">static</text:span><text:span text:style-name="T52"> </text:span><text:span text:style-name="T19">library </text:span><text:span text:style-name="T52">as default</text:span><text:span text:style-name="T19"> in the </text:span><text:span text:style-name="T45">work</text:span><text:span text:style-name="T19"> directory into /usr/lib </text:span><text:span text:style-name="T52">in</text:span><text:span text:style-name="T19"> the </text:span><text:span text:style-name="T45">install</text:span><text:span text:style-name="T19"> directory with necessary file permissions.</text:span></text:p>
      <text:p text:style-name="Preformatted_20_Text"><text:span text:style-name="Source_20_Text">pisitools.dolib_a("lib/libpci.a")</text:span></text:p>
      <text:p text:style-name="P2"><text:span text:style-name="Source_20_Text">pisitools.dolib_a("libdb1.a")</text:span></text:p>
      <text:p text:style-name="Horizontal_20_Line"/>
      <text:h text:style-name="Heading_20_2" text:outline-level="2"><text:span text:style-name="Strong_20_Emphasis">dolib</text:span></text:h>
      <text:p text:style-name="P2"><text:span text:style-name="Source_20_Text">pisitools.dolib_so(sourceFile, destinationDirectory = '/usr/lib') </text:span></text:p>
      <text:p text:style-name="P19"><text:span text:style-name="T90">Dolib</text:span> copies a shared library <text:span text:style-name="T90">as default</text:span> in the <text:span text:style-name="T86">work </text:span>directory into /usr/lib under the <text:span text:style-name="T86">install</text:span> directory with the necessary file permissions.</text:p>
      <text:p text:style-name="P2"><text:span text:style-name="Source_20_Text">pisitools.dolib_so("libdb1.so.2")</text:span></text:p>
      <text:p text:style-name="Horizontal_20_Line"/>
      <text:h text:style-name="Heading_20_2" text:outline-level="2"><text:span text:style-name="Strong_20_Emphasis">doman</text:span></text:h>
      <text:p text:style-name="P2"><text:span text:style-name="Source_20_Text">pisitools.doman(*sourceFiles) </text:span></text:p>
      <text:p text:style-name="P8"><text:span text:style-name="T53">It</text:span><text:span text:style-name="T19"> copies the file or list of files given the path from the </text:span><text:span text:style-name="T45">work</text:span><text:span text:style-name="T19"> directory to </text:span><text:span text:style-name="T52">/usr/share/man/</text:span><text:span text:style-name="T19"> under the </text:span><text:span text:style-name="T45">install</text:span><text:span text:style-name="T19"> directory. </text:span><text:span text:style-name="T45">Metacharacters</text:span><text:span text:style-name="T19"> can be used.</text:span></text:p>
      <text:p text:style-name="Preformatted_20_Text"><text:span text:style-name="Source_20_Text">pisitools.doman("logrotate.8")</text:span></text:p>
      <text:p text:style-name="Preformatted_20_Text"><text:span text:style-name="Source_20_Text">pisitools.doman("doc/bash.1", "doc/bashbug.1", "doc/builtins.1", "doc/rbash.1")</text:span></text:p>
      <text:p text:style-name="P2"><text:span text:style-name="Source_20_Text">pisitools.doman("*.[1-8]")</text:span></text:p>
      <text:p text:style-name="Horizontal_20_Line"/>
      <text:h text:style-name="Heading_20_2" text:outline-level="2"><text:soft-page-break/><text:span text:style-name="Strong_20_Emphasis">domo</text:span></text:h>
      <text:p text:style-name="P2"><text:span text:style-name="Source_20_Text">pisitools.domo(sourceFile, locale, destinationFile ) </text:span></text:p>
      <text:p text:style-name="P20"><text:span text:style-name="T91">It creates a </text:span><text:span text:style-name="T87">mo</text:span><text:span text:style-name="T91"> file by compiling a </text:span><text:span text:style-name="T87">po</text:span><text:span text:style-name="T91"> file which its path in </text:span><text:span text:style-name="T87">work</text:span><text:span text:style-name="T91"> directory that is given with </text:span><text:span text:style-name="T87">sourceFile</text:span><text:span text:style-name="T91"> in the language specified with </text:span><text:span text:style-name="T87">local</text:span><text:span text:style-name="T92">. </text:span>It also copies this file into the /usr/share/locale/LOCALE/LC_MESSAGES directory under <text:span text:style-name="T86">install</text:span> with the name given by <text:span text:style-name="T86">destinationFile</text:span>.</text:p>
      <text:p text:style-name="P2"><text:span text:style-name="Source_20_Text">pisitools.domo("po/tr.po", "tr", "pam_login.mo")</text:span></text:p>
      <text:p text:style-name="Horizontal_20_Line"/>
      <text:h text:style-name="Heading_20_2" text:outline-level="2"><text:a xlink:type="simple" xlink:href="https://developer.pisilinux.org/page/10/actionsapi#" office:name="domove" text:style-name="Internet_20_link" text:visited-style-name="Visited_20_Internet_20_Link"><text:span text:style-name="Strong_20_Emphasis"><text:span text:style-name="T15">domove</text:span></text:span></text:a></text:h>
      <text:p text:style-name="P2"><text:span text:style-name="Source_20_Text">pisitools.domove(sourceFile, destination, destinationFile = )</text:span></text:p>
      <text:p text:style-name="P21">It moves the file given with <text:span text:style-name="T86">sourceFile</text:span>, the path in the <text:span text:style-name="T86">install</text:span> directory, into the directory given with destination, if specified with the name <text:span text:style-name="T86">destinationFile</text:span>.</text:p>
      <text:p text:style-name="Preformatted_20_Text"><text:span text:style-name="Source_20_Text">pisitools.domove("/usr/bin/passwd", "/bin/")</text:span></text:p>
      <text:p text:style-name="Preformatted_20_Text"><text:span text:style-name="Source_20_Text">pisitools.domove("/usr/bin/yacc", "/usr/bin", "yacc.bison")</text:span></text:p>
      <text:p text:style-name="P2"><text:span text:style-name="Source_20_Text">pisitools.domove("/usr/docs/", "/usr/share/doc/%s/html/" % get.srcTAG())</text:span></text:p>
      <text:p text:style-name="Horizontal_20_Line"/>
      <text:h text:style-name="Heading_20_2" text:outline-level="2"><text:a xlink:type="simple" xlink:href="https://developer.pisilinux.org/page/10/actionsapi#" office:name="dosed" text:style-name="Internet_20_link" text:visited-style-name="Visited_20_Internet_20_Link"><text:span text:style-name="T15">dosed</text:span></text:a></text:h>
      <text:p text:style-name="P2"><text:span text:style-name="Source_20_Text">pisitools.dosed(sourceFile, findPattern, replacePattern = )</text:span></text:p>
      <text:p text:style-name="P9"><text:span text:style-name="T54">It m</text:span><text:span text:style-name="T19">akes the desired changes to the </text:span><text:span text:style-name="T45">sourceFile</text:span><text:span text:style-name="T19"> given the path in the </text:span><text:span text:style-name="T45">work</text:span><text:span text:style-name="T19"> directory. </text:span><text:span text:style-name="T55">(</text:span><text:span text:style-name="T19">FIXME: dosed documentation needs some expansion</text:span><text:span text:style-name="T55">)</text:span></text:p>
      <text:p text:style-name="Preformatted_20_Text"><text:span text:style-name="Source_20_Text">pisitools.dosed("gcc/version.c", "" , "")</text:span></text:p>
      <text:p text:style-name="Preformatted_20_Text"><text:span text:style-name="Source_20_Text">pisitools.dosed("sshd_config", "(?m)(#UsePAM ).*", r"UsePAM yes")</text:span></text:p>
      <text:p text:style-name="Preformatted_20_Text"><text:span text:style-name="Source_20_Text">pisitools.dosed("unix/Makefile", "-O3", get.CFLAGS())</text:span></text:p>
      <text:p text:style-name="Preformatted_20_Text"><text:span text:style-name="Source_20_Text">pisitools.dosed("Make.Rules", "HAVE_NDBM_H=yes", "HAVE_NDBM_H=no")</text:span></text:p>
      <text:p text:style-name="Preformatted_20_Text"><text:span text:style-name="Source_20_Text">pisitools.dosed("Makefile.def", "CC=cc", "CC=%s" % get.CC())</text:span></text:p>
      <text:p text:style-name="P2"><text:span text:style-name="Source_20_Text">pisitools.dosed("automake.texi", "(?m)(@setfilename.*)automake", r"1automake1.7")</text:span></text:p>
      <text:p text:style-name="Horizontal_20_Line"/>
      <text:h text:style-name="Heading_20_2" text:outline-level="2"><text:a xlink:type="simple" xlink:href="https://developer.pisilinux.org/page/10/actionsapi#" office:name="dosbin" text:style-name="Internet_20_link" text:visited-style-name="Visited_20_Internet_20_Link"><text:span text:style-name="Strong_20_Emphasis"><text:span text:style-name="T15">dosbin</text:span></text:span></text:a></text:h>
      <text:p text:style-name="P2"><text:span text:style-name="Source_20_Text">pisitools.dosbin(sourceFile, destinationDirectory = '/usr/sbin') </text:span></text:p>
      <text:p text:style-name="P16"><text:span text:style-name="T93">I</text:span>t copies the path in the <text:span text:style-name="T86">work</text:span> directory <text:span text:style-name="T94">and</text:span> a <text:span text:style-name="T94">default</text:span> executable file given with the <text:span text:style-name="T86">sourceFile</text:span>, into the directory with the full path given with the <text:span text:style-name="T86">destinationDirectory</text:span> if /sbin is given.</text:p>
      <text:p text:style-name="Preformatted_20_Text"><text:span text:style-name="Source_20_Text">pisitools.dosbin("traceroute6")</text:span></text:p>
      <text:p text:style-name="P2"><text:span text:style-name="Source_20_Text">pisitools.dosbin("extras/scsi_id/scsi_id", "/sbin")</text:span></text:p>
      <text:p text:style-name="Horizontal_20_Line"/>
      <text:h text:style-name="Heading_20_2" text:outline-level="2"><text:soft-page-break/><text:a xlink:type="simple" xlink:href="https://developer.pisilinux.org/page/10/actionsapi#" office:name="dosym" text:style-name="Internet_20_link" text:visited-style-name="Visited_20_Internet_20_Link"><text:span text:style-name="Strong_20_Emphasis"><text:span text:style-name="T15">dosym</text:span></text:span></text:a></text:h>
      <text:p text:style-name="P2"><text:span text:style-name="Source_20_Text">pisitools.dosym(sourceFile, destinationFile) </text:span></text:p>
      <text:p text:style-name="P16">Dosym creates a symlink with the path in the <text:span text:style-name="T86">install</text:span> directory given in <text:span text:style-name="T86">sourceFile</text:span> and the path in the <text:span text:style-name="T86">install</text:span> directory given in <text:span text:style-name="T86">destinationFile</text:span>.</text:p>
      <text:p text:style-name="Preformatted_20_Text"><text:span text:style-name="Source_20_Text">pisitools.dosym("gzip", "/bin/gunzip")</text:span></text:p>
      <text:p text:style-name="Preformatted_20_Text"><text:span text:style-name="Source_20_Text">pisitools.dosym("libdb1.so.2", "/usr/lib/libdb.so.2")</text:span></text:p>
      <text:p text:style-name="Preformatted_20_Text"><text:span text:style-name="Source_20_Text">pisitools.dosym("../bin/lsmod", "/sbin/lsmod")</text:span></text:p>
      <text:p text:style-name="P2"><text:span text:style-name="Source_20_Text">pisitools.dosym("/usr/X11R6/include/X11", "/usr/include/X11")</text:span></text:p>
      <text:p text:style-name="Horizontal_20_Line"/>
      <text:h text:style-name="Heading_20_2" text:outline-level="2"><text:a xlink:type="simple" xlink:href="https://developer.pisilinux.org/page/10/actionsapi#" office:name="insinto" text:style-name="Internet_20_link" text:visited-style-name="Visited_20_Internet_20_Link"><text:span text:style-name="Strong_20_Emphasis"><text:span text:style-name="T15">insinto</text:span></text:span></text:a></text:h>
      <text:p text:style-name="P2"><text:span text:style-name="Source_20_Text">pisitools.insinto(destinationDirectory, sourceFile, <text:s/>destinationFile = , sym = True) </text:span></text:p>
      <text:p text:style-name="P10"><text:span text:style-name="T19">Insinto copies the path in the </text:span><text:span text:style-name="T45">work</text:span><text:span text:style-name="T19"> directory, a file given with </text:span><text:span text:style-name="T45">sourceFile</text:span><text:span text:style-name="T19">, into the directory whose path in the </text:span><text:span text:style-name="T45">install</text:span><text:span text:style-name="T19"> directory is given with </text:span><text:span text:style-name="T45">destinationDirectory</text:span><text:span text:style-name="T19">, with the name </text:span><text:span text:style-name="T45">destinationFile</text:span><text:span text:style-name="T19"> if given, if not </text:span><text:span text:style-name="T56">it does </text:span><text:span text:style-name="T19">with its own name. The uid/guid and permissions in the </text:span><text:span text:style-name="T45">work</text:span><text:span text:style-name="T19"> directory are preserved. </text:span><text:span text:style-name="T45">Metacharacters</text:span><text:span text:style-name="T19"> </text:span><text:span text:style-name="T57">can be used</text:span><text:span text:style-name="T19"> for </text:span><text:span text:style-name="T45">sourceFile</text:span><text:span text:style-name="T19"> if the </text:span><text:span text:style-name="T45">destinationFile</text:span><text:span text:style-name="T19"> parameter is not used.</text:span></text:p>
      <text:p text:style-name="Preformatted_20_Text"><text:span text:style-name="Source_20_Text">pisitools.insinto("/opt/rar/bin", "rar")</text:span></text:p>
      <text:p text:style-name="Preformatted_20_Text"><text:span text:style-name="Source_20_Text">pisitools.insinto("/etc/", "doc/nanorc.sample", "nanorc")</text:span></text:p>
      <text:p text:style-name="P2"><text:span text:style-name="Source_20_Text">pisitools.insinto("/etc/hotplug", "etc/hotplug/*map")</text:span></text:p>
      <text:p text:style-name="Horizontal_20_Line"/>
      <text:h text:style-name="Heading_20_2" text:outline-level="2"><text:a xlink:type="simple" xlink:href="https://developer.pisilinux.org/page/10/actionsapi#" office:name="newdoc" text:style-name="Internet_20_link" text:visited-style-name="Visited_20_Internet_20_Link"><text:span text:style-name="Strong_20_Emphasis"><text:span text:style-name="T15">newdoc</text:span></text:span></text:a></text:h>
      <text:p text:style-name="P2"><text:span text:style-name="Source_20_Text">pisitools.newdoc(sourceFile, destinationFile) </text:span></text:p>
      <text:p text:style-name="P3"><text:span text:style-name="T19">Newdoc copies the file whose path is given with </text:span><text:span text:style-name="T45">sourceFile</text:span><text:span text:style-name="T19"> in the </text:span><text:span text:style-name="T45">work</text:span><text:span text:style-name="T19"> directory into the /usr/share/doc/PACKAGE/ directory with the name </text:span><text:span text:style-name="T45">destinationFile</text:span><text:span text:style-name="T19">.</text:span></text:p>
      <text:p text:style-name="Preformatted_20_Text"><text:span text:style-name="Source_20_Text">pisitools.newdoc("extras/volume_id/README", "README_volume_id")</text:span></text:p>
      <text:p text:style-name="Preformatted_20_Text"><text:span text:style-name="Source_20_Text">pisitools.newdoc("gprof/ChangeLog.linux", "gprof/ChangeLog.linux")</text:span></text:p>
      <text:p text:style-name="P2"><text:span text:style-name="Source_20_Text">pisitools.newdoc("bfd/PORTING", "bfd/PORTING")</text:span></text:p>
      <text:p text:style-name="Horizontal_20_Line"/>
      <text:h text:style-name="Heading_20_2" text:outline-level="2"><text:a xlink:type="simple" xlink:href="https://developer.pisilinux.org/page/10/actionsapi#" office:name="newman" text:style-name="Internet_20_link" text:visited-style-name="Visited_20_Internet_20_Link"><text:span text:style-name="Strong_20_Emphasis"><text:span text:style-name="T15">newman</text:span></text:span></text:a></text:h>
      <text:p text:style-name="P2"><text:span text:style-name="Source_20_Text">pisitools.newman(sourceFile, destinationFile) </text:span></text:p>
      <text:p text:style-name="P3"><text:span text:style-name="T19">Newman copies the file </text:span><text:span text:style-name="T58">which its</text:span><text:span text:style-name="T19"> path is given with </text:span><text:span text:style-name="T45">sourceFile</text:span><text:span text:style-name="T19"> in the </text:span><text:span text:style-name="T45">work</text:span><text:span text:style-name="T19"> directory into the /usr/share/man/manPREFIX/ directory with the name </text:span><text:span text:style-name="T45">destinationFile</text:span><text:span text:style-name="T19">.</text:span></text:p>
      <text:p text:style-name="P2"><text:span text:style-name="Source_20_Text">pisitools.newman("less.nro", "less.1")</text:span></text:p>
      <text:p text:style-name="Horizontal_20_Line"/>
      <text:h text:style-name="Heading_20_2" text:outline-level="2"><text:soft-page-break/><text:a xlink:type="simple" xlink:href="https://developer.pisilinux.org/page/10/actionsapi#" office:name="remove" text:style-name="Internet_20_link" text:visited-style-name="Visited_20_Internet_20_Link"><text:span text:style-name="Strong_20_Emphasis"><text:span text:style-name="T15">remove</text:span></text:span></text:a></text:h>
      <text:p text:style-name="P2"><text:span text:style-name="Source_20_Text"><text:s/>pisitools.remove(sourceFile) </text:span></text:p>
      <text:p text:style-name="P16"><text:span text:style-name="T95">It</text:span> deletes the path in the <text:span text:style-name="T86">install</text:span> directory, the file given by <text:span text:style-name="T86">sourceFile</text:span>.</text:p>
      <text:p text:style-name="P2"><text:span text:style-name="Source_20_Text">pisitools.remove("/usr/lib/libdb_cxx.so")</text:span></text:p>
      <text:p text:style-name="Horizontal_20_Line"/>
      <text:h text:style-name="Heading_20_2" text:outline-level="2"><text:a xlink:type="simple" xlink:href="https://developer.pisilinux.org/page/10/actionsapi#" office:name="rename" text:style-name="Internet_20_link" text:visited-style-name="Visited_20_Internet_20_Link"><text:span text:style-name="Strong_20_Emphasis"><text:span text:style-name="T15">rename</text:span></text:span></text:a></text:h>
      <text:p text:style-name="P2"><text:span text:style-name="Source_20_Text">pisitools.rename(sourceFile, destinationFile) </text:span></text:p>
      <text:p text:style-name="P16">Rename <text:span text:style-name="T96">entitles</text:span> the path in the <text:span text:style-name="T86">install</text:span> directory, the file given with <text:span text:style-name="T86">sourceFile</text:span>, the <text:span text:style-name="T86">destinationFile</text:span> in the directory where it is.</text:p>
      <text:p text:style-name="P2"><text:span text:style-name="Source_20_Text">pisitools.rename("/usr/bin/bash", "bash.old")</text:span></text:p>
      <text:p text:style-name="Horizontal_20_Line"/>
      <text:h text:style-name="Heading_20_2" text:outline-level="2"><text:a xlink:type="simple" xlink:href="https://developer.pisilinux.org/page/10/actionsapi#" office:name="removeDir" text:style-name="Internet_20_link" text:visited-style-name="Visited_20_Internet_20_Link"><text:span text:style-name="Strong_20_Emphasis"><text:span text:style-name="T15">removeDir</text:span></text:span></text:a></text:h>
      <text:p text:style-name="P2"><text:span text:style-name="Source_20_Text">pisitools.removeDir(destinationDirectory) </text:span></text:p>
      <text:p text:style-name="P3"><text:span text:style-name="T59">It</text:span><text:span text:style-name="T19"> deletes the path in the </text:span><text:span text:style-name="T45">install</text:span><text:span text:style-name="T19"> directory, the directory given with the </text:span><text:span text:style-name="T45">destinationDirectory</text:span><text:span text:style-name="T19"> and all its contents.</text:span></text:p>
      <text:p text:style-name="P2"><text:span text:style-name="Source_20_Text">pisitools.removeDir("/usr/lib")</text:span></text:p>
      <text:p text:style-name="Horizontal_20_Line"/>
      <text:h text:style-name="Heading_20_1" text:outline-level="1"><text:bookmark text:name="autotools"/><text:span text:style-name="Strong_20_Emphasis">Autotools</text:span></text:h>
      <text:p text:style-name="P30"><text:span text:style-name="T34">Autotools</text:span><text:span text:style-name="T20"> sub procedures: </text:span><text:span text:style-name="T1"><text:line-break/></text:span><text:a xlink:type="simple" xlink:href="https://developer.pisilinux.org/page/10/actionsapi#configure" text:style-name="Internet_20_link" text:visited-style-name="Visited_20_Internet_20_Link"><text:span text:style-name="T1">configure</text:span></text:a><text:span text:style-name="T1"> </text:span><text:a xlink:type="simple" xlink:href="https://developer.pisilinux.org/page/10/actionsapi#rawConfigure" text:style-name="Internet_20_link" text:visited-style-name="Visited_20_Internet_20_Link"><text:span text:style-name="T1">rawConfigure</text:span></text:a><text:span text:style-name="T1"> </text:span><text:a xlink:type="simple" xlink:href="https://developer.pisilinux.org/page/10/actionsapi#compile" text:style-name="Internet_20_link" text:visited-style-name="Visited_20_Internet_20_Link"><text:span text:style-name="T1">compile</text:span></text:a><text:span text:style-name="T1"> </text:span><text:a xlink:type="simple" xlink:href="https://developer.pisilinux.org/page/10/actionsapi#make" text:style-name="Internet_20_link" text:visited-style-name="Visited_20_Internet_20_Link"><text:span text:style-name="T1">make</text:span></text:a><text:span text:style-name="T1"> </text:span><text:a xlink:type="simple" xlink:href="https://developer.pisilinux.org/page/10/actionsapi#install" text:style-name="Internet_20_link" text:visited-style-name="Visited_20_Internet_20_Link"><text:span text:style-name="T1">install</text:span></text:a><text:span text:style-name="T1"> </text:span><text:a xlink:type="simple" xlink:href="https://developer.pisilinux.org/page/10/actionsapi#rawInstall" text:style-name="Internet_20_link" text:visited-style-name="Visited_20_Internet_20_Link"><text:span text:style-name="T1">rawInstall</text:span></text:a><text:span text:style-name="T1"> </text:span><text:a xlink:type="simple" xlink:href="https://developer.pisilinux.org/page/10/actionsapi#aclocal" text:style-name="Internet_20_link" text:visited-style-name="Visited_20_Internet_20_Link"><text:span text:style-name="T1">aclocal</text:span></text:a><text:span text:style-name="T1"> </text:span><text:a xlink:type="simple" xlink:href="https://developer.pisilinux.org/page/10/actionsapi#autoconf" text:style-name="Internet_20_link" text:visited-style-name="Visited_20_Internet_20_Link"><text:span text:style-name="T1">autoconf</text:span></text:a><text:span text:style-name="T1"> </text:span><text:a xlink:type="simple" xlink:href="https://developer.pisilinux.org/page/10/actionsapi#autoreconf" text:style-name="Internet_20_link" text:visited-style-name="Visited_20_Internet_20_Link"><text:span text:style-name="T1">autoreconf</text:span></text:a><text:span text:style-name="T1"> </text:span><text:a xlink:type="simple" xlink:href="https://developer.pisilinux.org/page/10/actionsapi#automake" text:style-name="Internet_20_link" text:visited-style-name="Visited_20_Internet_20_Link"><text:span text:style-name="T1">automake</text:span></text:a><text:span text:style-name="T1"> </text:span><text:a xlink:type="simple" xlink:href="https://developer.pisilinux.org/page/10/actionsapi#autoheader" text:style-name="Internet_20_link" text:visited-style-name="Visited_20_Internet_20_Link"><text:span text:style-name="T1">autoheader</text:span></text:a></text:p>
      <text:p text:style-name="Horizontal_20_Line"/>
      <text:h text:style-name="Heading_20_2" text:outline-level="2"><text:bookmark text:name="configure"/><text:span text:style-name="Strong_20_Emphasis">configure</text:span></text:h>
      <text:p text:style-name="P2"><text:span text:style-name="Source_20_Text">autotools.configure(parameters = "")</text:span></text:p>
      <text:p text:style-name="P31"><text:span text:style-name="T20">It configures </text:span><text:span text:style-name="T35">the p</text:span><text:span text:style-name="T20">arameters whose source is given with </text:span><text:span text:style-name="T25">parameters </text:span><text:span text:style-name="T36">and predefined configuration parameters of PİSİ. </text:span><text:span text:style-name="T37">T</text:span><text:span text:style-name="T36">he default values of the parameters prefix, host, mandir, infodir, datadir, sysconfdir, localstatedir are </text:span><text:span text:style-name="T37">sent</text:span><text:span text:style-name="T36"> to the configure script, </text:span><text:span text:style-name="T37">r</text:span><text:span text:style-name="T36">egardless of whether the function is called with or without parameters</text:span><text:span text:style-name="T37">. These default values can be viewed in ``PisiResourceDirectory/pisi/actionsapi/variables.py.</text:span></text:p>
      <text:p text:style-name="Preformatted_20_Text"><text:span text:style-name="Source_20_Text">autotools.configure()</text:span></text:p>
      <text:p text:style-name="P2"><text:span text:style-name="Source_20_Text">autotools.configure("--with-libusb")</text:span></text:p>
      <text:p text:style-name="Horizontal_20_Line"/>
      <text:h text:style-name="Heading_20_2" text:outline-level="2"><text:bookmark text:name="rawConfigure"/><text:soft-page-break/><text:span text:style-name="Strong_20_Emphasis">rawConfigure</text:span></text:h>
      <text:p text:style-name="P2"><text:span text:style-name="Source_20_Text">autotools.rawConfigure(parameters = "", prefix="")</text:span></text:p>
      <text:p text:style-name="P16"><text:span text:style-name="T97">It</text:span> configures the resource with the <text:span text:style-name="T86">parameters</text:span> given in parameters without any default configuration parameters.</text:p>
      <text:p text:style-name="Preformatted_20_Text"><text:span text:style-name="Source_20_Text">autotools.rawConfigure()</text:span></text:p>
      <text:p text:style-name="Preformatted_20_Text"><text:span text:style-name="Source_20_Text">autotools.rawConfigure("--prefix %s/usr --with-doxywizard" % get.installDIR())</text:span></text:p>
      <text:p text:style-name="P2"><text:span text:style-name="Source_20_Text">autotools.rawConfigure("--enable-nls --enable-freetype --disable-xmltest)</text:span></text:p>
      <text:p text:style-name="Horizontal_20_Line"/>
      <text:h text:style-name="Heading_20_2" text:outline-level="2"><text:bookmark text:name="compile"/><text:span text:style-name="Strong_20_Emphasis">compile</text:span></text:h>
      <text:p text:style-name="P2"><text:span text:style-name="Source_20_Text">autotools.compile(parameters = "")</text:span></text:p>
      <text:p text:style-name="P3">Compile the package with default GCC binutils, C flags and the parameters given by the user.</text:p>
      <text:p text:style-name="P2"><text:span text:style-name="Source_20_Text">autotools.compile("-I/usr/include/dvdread -o dvdbackup src/dvdbackup.c -ldvdread")</text:span></text:p>
      <text:p text:style-name="Horizontal_20_Line"/>
      <text:h text:style-name="Heading_20_2" text:outline-level="2"><text:bookmark text:name="make"/><text:span text:style-name="Strong_20_Emphasis">make</text:span></text:h>
      <text:p text:style-name="P2"><text:span text:style-name="Source_20_Text">autotools.make(parameters = "")</text:span></text:p>
      <text:p text:style-name="P16">It builds the resource with the parameters given by parameters.</text:p>
      <text:p text:style-name="Preformatted_20_Text"><text:span text:style-name="Source_20_Text">autotools.make()</text:span></text:p>
      <text:p text:style-name="Preformatted_20_Text"><text:span text:style-name="Source_20_Text">autotools.make("local-all")</text:span></text:p>
      <text:p text:style-name="Preformatted_20_Text"><text:span text:style-name="Source_20_Text">autotools.make("LIBS=%s" % get.LDFLAGS())</text:span></text:p>
      <text:p text:style-name="P2"><text:span text:style-name="Source_20_Text">autotools.make("-j1")</text:span></text:p>
      <text:p text:style-name="Horizontal_20_Line"/>
      <text:h text:style-name="Heading_20_2" text:outline-level="2"><text:bookmark text:name="install"/><text:span text:style-name="Strong_20_Emphasis">install</text:span></text:h>
      <text:p text:style-name="P2"><text:span text:style-name="Source_20_Text">autotools.install(parameters = "")</text:span></text:p>
      <text:p text:style-name="P11"><text:span text:style-name="T19">It installs the source in the installation directory with the </text:span><text:span text:style-name="T45">parameters</text:span><text:span text:style-name="T19"> given with the parameters and the PISI’</text:span><text:span text:style-name="T60">s</text:span><text:span text:style-name="T19"> predefined installation parameters.</text:span></text:p>
      <text:p text:style-name="Preformatted_20_Text"><text:span text:style-name="Source_20_Text">autotools.install()</text:span></text:p>
      <text:p text:style-name="P2"><text:span text:style-name="Source_20_Text">autotools.install("libdir=%s/usr/lib" % get.installDIR())</text:span></text:p>
      <text:p text:style-name="Horizontal_20_Line"/>
      <text:h text:style-name="Heading_20_2" text:outline-level="2"><text:bookmark text:name="rawInstall"/><text:span text:style-name="Strong_20_Emphasis">rawInstall</text:span></text:h>
      <text:p text:style-name="P2"><text:span text:style-name="Source_20_Text">autotools.rawInstall(parameters = "")</text:span></text:p>
      <text:p text:style-name="P16">rawInstall installs the resource in the installation directory with the given parameters.</text:p>
      <text:p text:style-name="Preformatted_20_Text"><text:soft-page-break/><text:span text:style-name="Source_20_Text">autotools.rawInstall("DESTDIR=%s" % get.installDIR())</text:span></text:p>
      <text:p text:style-name="P2"><text:span text:style-name="Source_20_Text">autotools.rawInstall("DESTDIR="%s" docdir=/usr/share/doc/%s/html" % (get.installDIR(), get.srcTAG()))</text:span></text:p>
      <text:p text:style-name="Horizontal_20_Line"/>
      <text:h text:style-name="Heading_20_2" text:outline-level="2"><text:bookmark text:name="aclocal"/><text:span text:style-name="Strong_20_Emphasis">aclocal</text:span></text:h>
      <text:p text:style-name="P2"><text:span text:style-name="Source_20_Text">autotools.aclocal(parameters = "")</text:span></text:p>
      <text:p text:style-name="P16">It is used to create an <text:span text:style-name="T86">aclocal.m4</text:span> based on the contents of the <text:span text:style-name="T86">configure.in</text:span> file.</text:p>
      <text:p text:style-name="Preformatted_20_Text"><text:span text:style-name="Source_20_Text">autotools.aclocal("-I cmulocal -I config")</text:span></text:p>
      <text:p text:style-name="Preformatted_20_Text"><text:span text:style-name="Source_20_Text">autotools.aclocal("-I m4")</text:span></text:p>
      <text:p text:style-name="P2"><text:span text:style-name="Source_20_Text">autotools.aclocal()</text:span></text:p>
      <text:p text:style-name="Horizontal_20_Line"/>
      <text:h text:style-name="Heading_20_2" text:outline-level="2"><text:bookmark text:name="autoconf"/><text:span text:style-name="Strong_20_Emphasis">autoconf</text:span></text:h>
      <text:p text:style-name="P2"><text:span text:style-name="Source_20_Text">autotools.autoconf(parameters = "")</text:span></text:p>
      <text:p text:style-name="P3"><text:span text:style-name="T19">Autoconf generate</text:span><text:span text:style-name="T61">s</text:span><text:span text:style-name="T19"> the configure script.</text:span></text:p>
      <text:p text:style-name="P2"><text:span text:style-name="Source_20_Text">autotools.autoconf()</text:span></text:p>
      <text:p text:style-name="Horizontal_20_Line"/>
      <text:h text:style-name="Heading_20_2" text:outline-level="2"><text:bookmark text:name="autoreconf"/>autoreconf</text:h>
      <text:p text:style-name="P2"><text:span text:style-name="Source_20_Text">autotools.autoreconf(parameters = "")</text:span></text:p>
      <text:p text:style-name="P12"><text:span text:style-name="T61">It re</text:span><text:span text:style-name="T19">generate</text:span><text:span text:style-name="T61">s</text:span><text:span text:style-name="T19"> the configure script.</text:span></text:p>
      <text:p text:style-name="P2"><text:span text:style-name="Source_20_Text">autotools.autoreconf()</text:span></text:p>
      <text:p text:style-name="Horizontal_20_Line"/>
      <text:h text:style-name="Heading_20_2" text:outline-level="2"><text:bookmark text:name="automake"/>automake</text:h>
      <text:p text:style-name="P2"><text:span text:style-name="Source_20_Text">autotools.automake(parameters = "")</text:span></text:p>
      <text:p text:style-name="P12"><text:span text:style-name="T19">Auto</text:span><text:span text:style-name="T61">make</text:span><text:span text:style-name="T19"> generate</text:span><text:span text:style-name="T61">s</text:span><text:span text:style-name="T19"> </text:span><text:span text:style-name="T47">makefile</text:span><text:span text:style-name="T61"> file.</text:span></text:p>
      <text:p text:style-name="P3">makefile dosyasının oluşturulması için çağırılır.</text:p>
      <text:p text:style-name="Preformatted_20_Text"><text:span text:style-name="Source_20_Text">autotools.automake("-afc")</text:span></text:p>
      <text:p text:style-name="Preformatted_20_Text"><text:span text:style-name="Source_20_Text">autotools.automake("--add-missing")</text:span></text:p>
      <text:p text:style-name="P2"><text:span text:style-name="Source_20_Text">autotools.automake()</text:span></text:p>
      <text:p text:style-name="Horizontal_20_Line"/>
      <text:h text:style-name="Heading_20_2" text:outline-level="2"><text:bookmark text:name="autoheader"/>autoheader</text:h>
      <text:p text:style-name="P2"><text:span text:style-name="Source_20_Text">autotools.autoheader(parameters = "")</text:span></text:p>
      <text:p text:style-name="P16"><text:soft-page-break/>Autoheader, creates template files for <text:span text:style-name="T86">configure</text:span></text:p>
      <text:p text:style-name="P2"><text:span text:style-name="Source_20_Text">autotools.autoheader()</text:span></text:p>
      <text:p text:style-name="Horizontal_20_Line"/>
      <text:h text:style-name="Heading_20_1" text:outline-level="1"><text:span text:style-name="Strong_20_Emphasis">Cmaketools</text:span></text:h>
      <text:p text:style-name="Text_20_body"> </text:p>
      <text:p text:style-name="Text_20_body"><text:a xlink:type="simple" xlink:href="https://developer.pisilinux.org/page/10/actionsapi#cmakeConfigure" text:style-name="Internet_20_link" text:visited-style-name="Visited_20_Internet_20_Link"><text:span text:style-name="T1">configure</text:span></text:a><text:span text:style-name="T1"> </text:span><text:a xlink:type="simple" xlink:href="https://developer.pisilinux.org/page/10/actionsapi#cmakeMake" text:style-name="Internet_20_link" text:visited-style-name="Visited_20_Internet_20_Link"><text:span text:style-name="T1">make</text:span></text:a><text:span text:style-name="T1"> </text:span><text:a xlink:type="simple" xlink:href="https://developer.pisilinux.org/page/10/actionsapi#cmakeInstall" text:style-name="Internet_20_link" text:visited-style-name="Visited_20_Internet_20_Link"><text:span text:style-name="T1">install</text:span></text:a><text:span text:style-name="T1"> </text:span><text:a xlink:type="simple" xlink:href="https://developer.pisilinux.org/page/10/actionsapi#cmakerawInstall" text:style-name="Internet_20_link" text:visited-style-name="Visited_20_Internet_20_Link"><text:span text:style-name="T1">rawInstall</text:span></text:a></text:p>
      <text:p text:style-name="Horizontal_20_Line"/>
      <text:h text:style-name="Heading_20_2" text:outline-level="2"><text:bookmark text:name="cmakeConfigure"/><text:span text:style-name="Strong_20_Emphasis">configure</text:span></text:h>
      <text:p text:style-name="P2"><text:span text:style-name="Source_20_Text">cmaketools.configure( parameters, sourceDir, installPrefix = '%s' % get.defaultprefixDIR())</text:span></text:p>
      <text:p text:style-name="P16"><text:span text:style-name="T98">It c</text:span>onfigures the resource with the given parameters.</text:p>
      <text:p text:style-name="Preformatted_20_Text"><text:span text:style-name="Source_20_Text">cmaketools.configure()</text:span></text:p>
      <text:p text:style-name="Preformatted_20_Text"/>
      <text:p text:style-name="Preformatted_20_Text"><text:span text:style-name="Source_20_Text">cmaketools.configure(installPrefix="%s" % (get.kdeDIR()))</text:span></text:p>
      <text:p text:style-name="Preformatted_20_Text"/>
      <text:p text:style-name="P2"><text:span text:style-name="Source_20_Text">cmaketools.configure("-DCMAKE_BUILD_TYPE=None -DKDEDIR=%s" % get.kdeDIR(), sourceDir="..")</text:span></text:p>
      <text:p text:style-name="Horizontal_20_Line"/>
      <text:h text:style-name="Heading_20_2" text:outline-level="2"><text:span text:style-name="Strong_20_Emphasis">make</text:span></text:h>
      <text:p text:style-name="P2"><text:span text:style-name="Source_20_Text">cmaketools.make(parameters)</text:span></text:p>
      <text:p text:style-name="P25"><text:span text:style-name="T98">It</text:span> builds the resource with the <text:span text:style-name="T99">parameters</text:span> given in parameters.</text:p>
      <text:p text:style-name="Preformatted_20_Text"><text:span text:style-name="Source_20_Text">cmaketools.make()</text:span></text:p>
      <text:p text:style-name="Preformatted_20_Text"><text:span text:style-name="Source_20_Text">cmaketools.make("LIBS=%s" % get.LDFLAGS())</text:span></text:p>
      <text:p text:style-name="P2"><text:span text:style-name="Source_20_Text">cmaketools.make("-j1")</text:span></text:p>
      <text:p text:style-name="Horizontal_20_Line"/>
      <text:h text:style-name="Heading_20_2" text:outline-level="2"><text:span text:style-name="Strong_20_Emphasis">install</text:span></text:h>
      <text:p text:style-name="P2"><text:span text:style-name="Source_20_Text">cmaketools.install(parameters, argument='install')</text:span></text:p>
      <text:p text:style-name="P25"><text:span text:style-name="T11">It</text:span><text:span text:style-name="T1"> installs into the installation directory with the parameters given by the source </text:span><text:span text:style-name="T12">parameters</text:span><text:span text:style-name="T1"> and the </text:span><text:span text:style-name="T11">PISI’s</text:span><text:span text:style-name="T1"> predefined installation parameters.</text:span></text:p>
      <text:p text:style-name="Preformatted_20_Text"><text:span text:style-name="Source_20_Text">cmaketools.install()</text:span></text:p>
      <text:p text:style-name="P2"><text:span text:style-name="Source_20_Text">cmaketools.install("libdir=%s /usr/lib" % get.installDIR())</text:span></text:p>
      <text:p text:style-name="Horizontal_20_Line"/>
      <text:h text:style-name="Heading_20_2" text:outline-level="2"><text:bookmark text:name="cmakerawInstall"/><text:soft-page-break/><text:span text:style-name="Strong_20_Emphasis">rawInstall</text:span></text:h>
      <text:p text:style-name="P2"><text:span text:style-name="Source_20_Text">rawInstall(parameters,argument='install')</text:span></text:p>
      <text:p text:style-name="P26"><text:span text:style-name="T11">It installs the source </text:span><text:span text:style-name="T14">just</text:span><text:span text:style-name="T11"> the param</text:span><text:span text:style-name="T14">eters given with the </text:span><text:span text:style-name="T13">parameters</text:span><text:span text:style-name="T14"> unlike the </text:span><text:span text:style-name="T4">install</text:span><text:span text:style-name="T14">.</text:span></text:p>
      <text:p text:style-name="P2"><text:span text:style-name="Source_20_Text">cmaketools.rawInstall("PREFIX=%s" % get.installDIR())</text:span></text:p>
      <text:p text:style-name="Horizontal_20_Line"/>
      <text:h text:style-name="Heading_20_1" text:outline-level="1"><text:span text:style-name="Strong_20_Emphasis">Libtools</text:span></text:h>
      <text:p text:style-name="Horizontal_20_Line"/>
      <text:h text:style-name="Heading_20_2" text:outline-level="2"><text:bookmark text:name="preplib"/><text:span text:style-name="Strong_20_Emphasis">preplib</text:span></text:h>
      <text:p text:style-name="P2"><text:span text:style-name="Source_20_Text">libtools.preplib(sourceDirectory = "/usr/lib") </text:span></text:p>
      <text:p text:style-name="P13"><text:span text:style-name="T63">It runs the </text:span><text:span text:style-name="T48">Idconfig</text:span><text:span text:style-name="T63"> command for defined directory.</text:span></text:p>
      <text:p text:style-name="Horizontal_20_Line"/>
      <text:h text:style-name="Heading_20_2" text:outline-level="2"><text:bookmark text:name="gnuconfig_update"/><text:span text:style-name="Strong_20_Emphasis">gnuconfig_update</text:span></text:h>
      <text:p text:style-name="P2"><text:span text:style-name="Source_20_Text">libtools.gnuconfig_update(None)</text:span></text:p>
      <text:p text:style-name="P13"><text:span text:style-name="T66">It copies the newest </text:span><text:span text:style-name="T48">config.*</text:span><text:span text:style-name="T66"> files on the source.</text:span></text:p>
      <text:p text:style-name="Horizontal_20_Line"/>
      <text:h text:style-name="Heading_20_2" text:outline-level="2"><text:bookmark text:name="libtoolize"/><text:span text:style-name="Strong_20_Emphasis">libtoolize</text:span></text:h>
      <text:p text:style-name="P2"><text:span text:style-name="Source_20_Text">libtools.libtoolize(parameters = "") </text:span></text:p>
      <text:p text:style-name="P14"><text:span text:style-name="T67">It converts a resource to </text:span><text:span text:style-name="T49">libtool</text:span><text:span text:style-name="T67"> for which can use it. Therefore, it calls the "/usr/bin/libtoolize" application in the source directory with the parameters given with </text:span><text:span text:style-name="T68">parameters</text:span><text:span text:style-name="T67">.</text:span></text:p>
      <text:p text:style-name="Horizontal_20_Line"/>
      <text:h text:style-name="Heading_20_2" text:outline-level="2"><text:bookmark text:name="gen_usr_ldscript"/>gen_usr_ldscript</text:h>
      <text:p text:style-name="P2"><text:span text:style-name="Source_20_Text">libtools.gen_usr_ldscript(dynamicLib)</text:span></text:p>
      <text:p text:style-name="P22"><text:span text:style-name="T100">We</text:span> <text:span text:style-name="T100">have</text:span> to create a fake dynamic library under <text:span text:style-name="T86">/usr/lib</text:span> to <text:span text:style-name="T100">not to have</text:span> linking problems, <text:span text:style-name="T100">s</text:span>ince PISI has dynamic libraries under <text:span text:style-name="T86">/lib</text:span> and statically critical libraries under <text:span text:style-name="T86">/usr/lib.</text:span> For this, we create an empty file by opening a file named with the '<text:span text:style-name="T86">dynamicLib</text:span>' parameter under the<text:span text:style-name="T86"> /usr/lib</text:span> directory with the write mode ('<text:span text:style-name="T86">w</text:span>'). Then, we put a character string as a description, <text:span text:style-name="T100">after that</text:span> we change the file permissions (<text:span text:style-name="T100">as </text:span>default <text:s/><text:span text:style-name="T86">0755</text:span>).</text:p>
      <text:p text:style-name="Horizontal_20_Line"/>
      <text:h text:style-name="Heading_20_1" text:outline-level="1"><text:soft-page-break/>Shelltools</text:h>
      <text:p text:style-name="P15"><text:span text:style-name="T69">Sometimes, s</text:span><text:span text:style-name="T19">imilar functionality is offered with </text:span><text:span text:style-name="T45">Pisitools</text:span><text:span text:style-name="T19"> (e.g. pisitools.domove() and shelltools.move() theoretically provide the same functionality). However, the </text:span><text:span text:style-name="T45">shelltools</text:span><text:span text:style-name="T19"> module does not offer the convenience of the </text:span><text:span text:style-name="T45">pisitools</text:span><text:span text:style-name="T19"> module to the package maker. </text:span><text:span text:style-name="T70">W</text:span><text:span text:style-name="T19">orking directories are automatically added to the function calls </text:span><text:span text:style-name="T70">w</text:span><text:span text:style-name="T19">hen working with the </text:span><text:span text:style-name="T45">pisitools</text:span><text:span text:style-name="T19"> module. </text:span><text:span text:style-name="T71">On the other hand, the package maker is more free and has to be a bit more careful </text:span><text:span text:style-name="T19">with </text:span><text:span text:style-name="T45">shelltools. </text:span><text:span text:style-name="T64">So</text:span><text:span text:style-name="T62"> there is a chance to access he system </text:span><text:span text:style-name="T64">files</text:span><text:span text:style-name="T62"> that are outside the working directory. </text:span></text:p>
      <text:p text:style-name="P15"><text:span text:style-name="T62">It is recommended that package builders do not use the </text:span><text:span text:style-name="T45">shelltools</text:span><text:span text:style-name="T62"> module unless necessary, if possible, get the functions they need from the </text:span><text:span text:style-name="T45">pisitools</text:span><text:span text:style-name="T62"> module instead.</text:span></text:p>
      <text:p text:style-name="Horizontal_20_Line"/>
      <text:h text:style-name="Heading_20_2" text:outline-level="2"><text:bookmark text:name="can_access_file"/><text:span text:style-name="Strong_20_Emphasis">can_access_file</text:span></text:h>
      <text:p text:style-name="P2"><text:span text:style-name="Source_20_Text">shelltools.can_access_file(sourceFile)</text:span></text:p>
      <text:p text:style-name="P16"><text:span text:style-name="T86">can_access_file</text:span> checks whether the file wh<text:span text:style-name="T101">ich</text:span> full path is given by <text:span text:style-name="T86">sourceFile</text:span> is accessible.</text:p>
      <text:p text:style-name="P2"><text:span text:style-name="Source_20_Text">shelltools.can_access_file("/usr/share/terminfo/%s" % termfile)</text:span></text:p>
      <text:p text:style-name="Horizontal_20_Line"/>
      <text:h text:style-name="Heading_20_2" text:outline-level="2"><text:bookmark text:name="can_access_directory"/><text:span text:style-name="Strong_20_Emphasis">can_access_directory</text:span></text:h>
      <text:p text:style-name="P2"><text:span text:style-name="Source_20_Text">shelltools.can_access_directory(destinationDirectory) </text:span></text:p>
      <text:p text:style-name="P39"><text:span text:style-name="T72">It creates</text:span><text:span text:style-name="T19"> whether full path </text:span><text:span text:style-name="T72">of</text:span><text:span text:style-name="T19"> directory is given by </text:span><text:span text:style-name="T45">destinationDirectory</text:span><text:span text:style-name="T19"> is accessible.</text:span></text:p>
      <text:p text:style-name="Horizontal_20_Line"/>
      <text:h text:style-name="Heading_20_2" text:outline-level="2"><text:bookmark text:name="makedirs"/><text:span text:style-name="Strong_20_Emphasis">makedirs</text:span></text:h>
      <text:p text:style-name="P2"><text:span text:style-name="Source_20_Text">shelltools.makedirs(destinationDirectory) </text:span></text:p>
      <text:p text:style-name="P3"><text:span text:style-name="T73">Makedirs c</text:span><text:span text:style-name="T19">reates the directory whose full path is given by </text:span><text:span text:style-name="T45">destinationDirectory.</text:span></text:p>
      <text:p text:style-name="Preformatted_20_Text"><text:span text:style-name="Source_20_Text">shelltools.makedirs("%s/build" % get.workDIR())</text:span></text:p>
      <text:p text:style-name="P2"><text:span text:style-name="Source_20_Text">shelltools.makedirs("%s/build-default-i686-pc-linux-gnu-nptl" % get.workDIR())</text:span></text:p>
      <text:p text:style-name="Horizontal_20_Line"/>
      <text:h text:style-name="Heading_20_2" text:outline-level="2"><text:bookmark text:name="chmod"/><text:span text:style-name="Strong_20_Emphasis">chmod</text:span></text:h>
      <text:p text:style-name="P2"><text:span text:style-name="Source_20_Text">shelltools.chmod(sourceFile, mode = 0755) </text:span></text:p>
      <text:p text:style-name="P40"><text:span text:style-name="T73">It c</text:span><text:span text:style-name="T19">hanges the permissions of the file wh</text:span><text:span text:style-name="T73">ich</text:span><text:span text:style-name="T19"> full path is given by </text:span><text:span text:style-name="T45">sourceFile</text:span><text:span text:style-name="T19">. <text:s/></text:span><text:span text:style-name="T45">Metacharacter</text:span><text:span text:style-name="T19"> </text:span><text:span text:style-name="T73">can be used.</text:span></text:p>
      <text:p text:style-name="Preformatted_20_Text"><text:span text:style-name="Source_20_Text">shelltools.chmod("config/config.sub")</text:span></text:p>
      <text:p text:style-name="Preformatted_20_Text"><text:span text:style-name="Source_20_Text">shelltools.chmod(get.installDIR() + "/lib/libz.so.*")</text:span></text:p>
      <text:p text:style-name="Preformatted_20_Text"><text:span text:style-name="Source_20_Text">shelltools.chmod("%s/usr/lib/misc/pt_chown" % get.installDIR(), 4711)</text:span></text:p>
      <text:p text:style-name="P2"><text:soft-page-break/><text:span text:style-name="Source_20_Text">shelltools.chmod(get.installDIR() + "/etc/ssh/sshd_config", 0600)</text:span></text:p>
      <text:p text:style-name="Horizontal_20_Line"/>
      <text:h text:style-name="Heading_20_2" text:outline-level="2"><text:bookmark text:name="unlink"/><text:span text:style-name="Strong_20_Emphasis">unlink</text:span></text:h>
      <text:p text:style-name="P2"><text:span text:style-name="Source_20_Text">shelltools.unlink(sourceFile)</text:span></text:p>
      <text:p text:style-name="P3"><text:span text:style-name="T74">It d</text:span><text:span text:style-name="T19">eletes the file wh</text:span><text:span text:style-name="T74">ich</text:span><text:span text:style-name="T19"> full path is given in </text:span><text:span text:style-name="T45">sourceFile</text:span><text:span text:style-name="T19">.</text:span></text:p>
      <text:p text:style-name="P2"><text:span text:style-name="Source_20_Text">shelltools.unlink(get.workDIR() + '/' + get.srcDIR() + "/missing")</text:span></text:p>
      <text:p text:style-name="Horizontal_20_Line"/>
      <text:h text:style-name="Heading_20_2" text:outline-level="2"><text:bookmark text:name="unlinkDir"/><text:span text:style-name="Strong_20_Emphasis">unlinkDir</text:span></text:h>
      <text:p text:style-name="P2"><text:span text:style-name="Source_20_Text">shelltools.unlinkDir(sourceDirectory)</text:span></text:p>
      <text:p text:style-name="P16"><text:span text:style-name="T102">UnlinkDir d</text:span>eletes the directory and its subdirectories, wh<text:span text:style-name="T102">ich</text:span> full path is given by <text:span text:style-name="T86">sourceDirectory</text:span>.</text:p>
      <text:p text:style-name="P2"><text:span text:style-name="Source_20_Text">shelltools.unlinkDir(get.workDIR() + "/tmpbuild")</text:span></text:p>
      <text:p text:style-name="Horizontal_20_Line"/>
      <text:h text:style-name="Heading_20_2" text:outline-level="2"><text:bookmark text:name="move"/><text:span text:style-name="Strong_20_Emphasis">move</text:span></text:h>
      <text:p text:style-name="P2"><text:span text:style-name="Source_20_Text">shelltools.move(sourceFile, destinationFile) </text:span></text:p>
      <text:p text:style-name="P3"><text:span text:style-name="T45">Move</text:span><text:span text:style-name="T19"> moves the file or directory wh</text:span><text:span text:style-name="T75">ich</text:span><text:span text:style-name="T19"> full path is given with </text:span><text:span text:style-name="T45">sourceFile</text:span><text:span text:style-name="T19"> to the file or directory wh</text:span><text:span text:style-name="T75">ich</text:span><text:span text:style-name="T19"> full path is given with </text:span><text:span text:style-name="T45">destinationFile</text:span><text:span text:style-name="T19">. </text:span><text:span text:style-name="T75">Metacharacters can be used in </text:span><text:span text:style-name="T50">sourceFile.</text:span></text:p>
      <text:p text:style-name="Preformatted_20_Text"><text:span text:style-name="Source_20_Text">shelltools.move("ac-wrapper.sh", "%s/usr/lib/misc/" % get.installDIR())</text:span></text:p>
      <text:p text:style-name="P2"><text:span text:style-name="Source_20_Text">shelltools.move("proc/*.h", "%s/usr/include/proc/" % get.installDIR())</text:span></text:p>
      <text:p text:style-name="Horizontal_20_Line"/>
      <text:h text:style-name="Heading_20_2" text:outline-level="2"><text:bookmark text:name="copy"/><text:span text:style-name="Strong_20_Emphasis">copy</text:span></text:h>
      <text:p text:style-name="P2"><text:span text:style-name="Source_20_Text">shelltools.copy(sourceFile, destinationFile) </text:span></text:p>
      <text:p text:style-name="P41"><text:span text:style-name="T76">It</text:span><text:span text:style-name="T19"> copies a file given the full path with </text:span><text:span text:style-name="T45">sourceFile</text:span><text:span text:style-name="T19"> as a file with the full path given with </text:span><text:span text:style-name="T45">destinationFile</text:span><text:span text:style-name="T19">. </text:span><text:span text:style-name="T75">Metacharacters can be used in </text:span><text:span text:style-name="T50">sourceFile.</text:span></text:p>
      <text:p text:style-name="Preformatted_20_Text"><text:span text:style-name="Source_20_Text">shelltools.copy("Makefile.pre.in", "%s/usr/lib/python2.3/config/" % get.installDIR())</text:span></text:p>
      <text:p text:style-name="P2"><text:span text:style-name="Source_20_Text">shelltools.copy("scripts/*", "%s/usr/bin/" % get.installDIR())</text:span></text:p>
      <text:p text:style-name="Horizontal_20_Line"/>
      <text:h text:style-name="Heading_20_2" text:outline-level="2"><text:bookmark text:name="copytree"/><text:span text:style-name="Strong_20_Emphasis">copytree</text:span></text:h>
      <text:p text:style-name="P2"><text:span text:style-name="Source_20_Text">shelltools.copytree(source, destination, sym=False) </text:span></text:p>
      <text:p text:style-name="P3"><text:soft-page-break/><text:span text:style-name="T77">It c</text:span><text:span text:style-name="T19">opies the directory with the full path given by </text:span><text:span text:style-name="T45">source</text:span><text:span text:style-name="T19"> to the </text:span><text:span text:style-name="T65">place</text:span><text:span text:style-name="T62"> </text:span><text:span text:style-name="T19">given the full path with </text:span><text:span text:style-name="T45">destination</text:span><text:span text:style-name="T19">.</text:span></text:p>
      <text:p text:style-name="Preformatted_20_Text"><text:span text:style-name="Source_20_Text">shelltools.copytree("include/linux/", "%s/usr/include/linux/" % get.installDIR())</text:span></text:p>
      <text:p text:style-name="P2"><text:span text:style-name="Source_20_Text">shelltools.copytree("include/asm-generic/", "%s/usr/include/asm-generic/" % get.installDIR())</text:span></text:p>
      <text:p text:style-name="Horizontal_20_Line"/>
      <text:h text:style-name="Heading_20_2" text:outline-level="2"><text:bookmark text:name="touch"/><text:span text:style-name="Strong_20_Emphasis">touch</text:span></text:h>
      <text:p text:style-name="P2"><text:span text:style-name="Source_20_Text">shelltools.touch(sourceFile)</text:span></text:p>
      <text:p text:style-name="P3"><text:span text:style-name="T19">It makes the last access date of the file wh</text:span><text:span text:style-name="T78">ich</text:span><text:span text:style-name="T19"> full path is given by </text:span><text:span text:style-name="T45">sourceFile</text:span><text:span text:style-name="T19">, the moment of access, if the file does</text:span><text:span text:style-name="T78">n’</text:span><text:span text:style-name="T19">t exist, it creates </text:span><text:span text:style-name="T78">one</text:span><text:span text:style-name="T19">.</text:span></text:p>
      <text:p text:style-name="Preformatted_20_Text"><text:span text:style-name="Source_20_Text">shelltools.touch(get.workDIR() + "aclocal.m4")</text:span></text:p>
      <text:p text:style-name="P2"><text:span text:style-name="Source_20_Text">shelltools.touch("gcc/c-gperf.h")</text:span></text:p>
      <text:p text:style-name="Horizontal_20_Line"/>
      <text:h text:style-name="Heading_20_2" text:outline-level="2"><text:bookmark text:name="cd"/><text:span text:style-name="Strong_20_Emphasis">cd</text:span></text:h>
      <text:p text:style-name="P2"><text:span text:style-name="Source_20_Text">shelltools.cd(directoryName = ) </text:span></text:p>
      <text:p text:style-name="P3"><text:span text:style-name="T19">Cd changes the working directory to the directory wh</text:span><text:span text:style-name="T79">ich</text:span><text:span text:style-name="T19"> full path is given by </text:span><text:span text:style-name="T45">directoryName</text:span><text:span text:style-name="T19">.</text:span></text:p>
      <text:p text:style-name="Preformatted_20_Text"><text:span text:style-name="Source_20_Text">shelltools.cd("build_unix")</text:span></text:p>
      <text:p text:style-name="P2"><text:span text:style-name="Source_20_Text">shelltools.cd("%s/build-default-i686-pc-linux-gnu-nptl" % get.workDIR())</text:span></text:p>
      <text:p text:style-name="Horizontal_20_Line"/>
      <text:h text:style-name="Heading_20_2" text:outline-level="2"><text:bookmark text:name="ls"/><text:span text:style-name="Strong_20_Emphasis">ls</text:span></text:h>
      <text:p text:style-name="P2"><text:span text:style-name="Source_20_Text">shelltools.ls(source)</text:span></text:p>
      <text:p text:style-name="P16"><text:span text:style-name="T103">It</text:span> <text:span text:style-name="T103">create</text:span>s a list of directories or files wh<text:span text:style-name="T103">ich</text:span> full path is given by <text:span text:style-name="T86">source</text:span>, it can be used when an operation is required on each file in this list, metacharacters can be used.</text:p>
      <text:p text:style-name="Preformatted_20_Text"><text:span text:style-name="Source_20_Text">shelltools.ls(get.installDIR() + "/usr/lib/*w.*")</text:span></text:p>
      <text:p text:style-name="Preformatted_20_Text"><text:span text:style-name="Source_20_Text"><text:s text:c="4"/>for file in shelltools.ls(get.installDIR() + "/usr/lib/*w.*"):</text:span></text:p>
      <text:p text:style-name="Preformatted_20_Text"/>
      <text:p text:style-name="Preformatted_20_Text"><text:span text:style-name="Source_20_Text"><text:s text:c="8"/>#burada file ile bir şeyler yapın..</text:span></text:p>
      <text:p text:style-name="P2"><text:span text:style-name="Source_20_Text">shelltools.ls(get.installDIR() + "/bin/")</text:span></text:p>
      <text:p text:style-name="Horizontal_20_Line"/>
      <text:h text:style-name="Heading_20_2" text:outline-level="2"><text:bookmark text:name="export"/><text:span text:style-name="Strong_20_Emphasis">export</text:span></text:h>
      <text:p text:style-name="P2"><text:span text:style-name="Source_20_Text">shelltools.export(key, value)</text:span></text:p>
      <text:p text:style-name="P16">Export sets an environment variable with a name defined <text:span text:style-name="T104">by</text:span> a <text:span text:style-name="T86">key</text:span> with the <text:span text:style-name="T86">value</text:span>.</text:p>
      <text:p text:style-name="Preformatted_20_Text"><text:span text:style-name="Source_20_Text">shelltools.export("WANT_AUTOCONF", "2.5")</text:span></text:p>
      <text:p text:style-name="Preformatted_20_Text"><text:soft-page-break/><text:span text:style-name="Source_20_Text">shelltools.export("CXX", get.CXX())</text:span></text:p>
      <text:p text:style-name="Preformatted_20_Text"><text:span text:style-name="Source_20_Text">shelltools.export("LDFLAGS", get.LDFLAGS() + "-Wl,-z,now")</text:span></text:p>
      <text:p text:style-name="P2"><text:span text:style-name="Source_20_Text">shelltools.export("LC_ALL", "C")</text:span></text:p>
      <text:p text:style-name="Horizontal_20_Line"/>
      <text:h text:style-name="Heading_20_2" text:outline-level="2"><text:bookmark text:name="system"/><text:span text:style-name="Strong_20_Emphasis">system</text:span></text:h>
      <text:p text:style-name="P2"><text:span text:style-name="Source_20_Text">shelltools.system(command) </text:span></text:p>
      <text:p text:style-name="P3"><text:span text:style-name="T19">System executes the command given by </text:span><text:span text:style-name="T45">command</text:span><text:span text:style-name="T19"> to the shell. </text:span><text:span text:style-name="T80">T</text:span><text:span text:style-name="T19">he result returned from the shell is the return value.</text:span></text:p>
      <text:p text:style-name="P2"><text:span text:style-name="Source_20_Text">shelltools.system("./update-pciids.sh &amp;&gt; /dev/null")</text:span></text:p>
      <text:p text:style-name="Horizontal_20_Line"/>
      <text:h text:style-name="Heading_20_2" text:outline-level="2"><text:bookmark text:name="isLink"/><text:span text:style-name="Strong_20_Emphasis">isLink</text:span></text:h>
      <text:p text:style-name="P2"><text:span text:style-name="Source_20_Text">shelltools.isLink(sourceFile)</text:span></text:p>
      <text:p text:style-name="P3"><text:span text:style-name="T19">It </text:span><text:span text:style-name="T81">provides</text:span><text:span text:style-name="T19"> information about whether the file given by you </text:span><text:span text:style-name="T45">sourceFile</text:span><text:span text:style-name="T19"> is a </text:span><text:span text:style-name="T62">link</text:span><text:span text:style-name="T19"> or not.</text:span></text:p>
      <text:p text:style-name="P2"><text:span text:style-name="Source_20_Text">shelltools.isLink(get.installDIR() + '/maybe/link')</text:span></text:p>
      <text:p text:style-name="Horizontal_20_Line"/>
      <text:h text:style-name="Heading_20_2" text:outline-level="2"><text:bookmark text:name="realPath"/><text:span text:style-name="Strong_20_Emphasis">realPath</text:span></text:h>
      <text:p text:style-name="P2"><text:span text:style-name="Source_20_Text">shelltools.realPath(sourceFile) </text:span></text:p>
      <text:p text:style-name="P16">It just shows the the actual directory's path that the link given with you <text:span text:style-name="T86">sourceFile</text:span> points to.</text:p>
      <text:p text:style-name="P2"><text:span text:style-name="Source_20_Text">shelltools.realPath(get.installDIR() + link)</text:span></text:p>
      <text:p text:style-name="Horizontal_20_Line"/>
      <text:h text:style-name="Heading_20_2" text:outline-level="2"><text:bookmark text:name="baseName"/><text:span text:style-name="Strong_20_Emphasis">baseName</text:span></text:h>
      <text:p text:style-name="P2"><text:span text:style-name="Source_20_Text">shelltools.baseName(sourceFile) </text:span></text:p>
      <text:p text:style-name="P3"><text:span text:style-name="T19">baseName provides file </text:span><text:span text:style-name="T82">name</text:span><text:span text:style-name="T19"> pointed to by the file path given by </text:span><text:span text:style-name="T45">sourceFile</text:span><text:span text:style-name="T19"> (os.path.basename()). It can be used the example below.</text:span></text:p>
      <text:p text:style-name="P2"><text:span text:style-name="Source_20_Text">shelltools.baseName(shelltools.realPath(link))</text:span></text:p>
      <text:p text:style-name="Horizontal_20_Line"/>
      <text:h text:style-name="Heading_20_2" text:outline-level="2"><text:bookmark text:name="dirName"/><text:span text:style-name="Strong_20_Emphasis">dirName</text:span></text:h>
      <text:p text:style-name="P2"><text:span text:style-name="Source_20_Text">shelltools.dirName(sourceFile) </text:span></text:p>
      <text:p text:style-name="P3"><text:span text:style-name="T83">It</text:span><text:span text:style-name="T19"> provides the final directories of a file path wh</text:span><text:span text:style-name="T83">ich</text:span><text:span text:style-name="T19"> full path is given by </text:span><text:span text:style-name="T45">sourceFile</text:span><text:span text:style-name="T19"> (sometimes this is the entire </text:span><text:span text:style-name="T45">sourceFile</text:span><text:span text:style-name="T19">).</text:span></text:p>
      <text:p text:style-name="Horizontal_20_Line"><text:soft-page-break/></text:p>
      <text:h text:style-name="Heading_20_2" text:outline-level="2"><text:bookmark text:name="sym"/><text:span text:style-name="Strong_20_Emphasis">sym</text:span></text:h>
      <text:p text:style-name="P2"><text:span text:style-name="Source_20_Text">sheeltools.sym(sourceFile, destinationFile)</text:span></text:p>
      <text:p text:style-name="P16"><text:span text:style-name="T105">It</text:span> creates a symlink with its path in <text:span text:style-name="T86">sourceFile</text:span> and its full path in <text:span text:style-name="T86">destinationFile</text:span>.</text:p>
      <text:p text:style-name="Horizontal_20_Line"/>
      <text:h text:style-name="Heading_20_1" text:outline-level="1"><text:span text:style-name="Strong_20_Emphasis">Get</text:span></text:h>
      <text:p text:style-name="P44">The get module is used to read constant values, dynamic values and environment variables <text:span text:style-name="T105">in</text:span> the package build environment.</text:p>
      <text:p text:style-name="Horizontal_20_Line"/>
      <text:h text:style-name="Heading_20_2" text:outline-level="2"><text:bookmark text:name="curDIR"/><text:span text:style-name="Strong_20_Emphasis">curDIR</text:span></text:h>
      <text:p text:style-name="P2"><text:span text:style-name="Source_20_Text">get.curDIR()</text:span></text:p>
      <text:p text:style-name="P3"><text:span text:style-name="T83">It creates</text:span><text:span text:style-name="T19"> the path to the current working directory.</text:span> </text:p>
      <text:p text:style-name="Horizontal_20_Line"/>
      <text:h text:style-name="Heading_20_2" text:outline-level="2"><text:span text:style-name="Strong_20_Emphasis">curKERNEL</text:span></text:h>
      <text:p text:style-name="P2"><text:span text:style-name="Source_20_Text">get.curKERNEL()</text:span></text:p>
      <text:p text:style-name="P16">It provides the currently running <text:span text:style-name="T86">kernel</text:span> version.</text:p>
      <text:p text:style-name="Horizontal_20_Line"/>
      <text:h text:style-name="Heading_20_2" text:outline-level="2"><text:span text:style-name="Strong_20_Emphasis">curPYTHON</text:span></text:h>
      <text:p text:style-name="P2"><text:span text:style-name="Source_20_Text">get.curPYTHON()</text:span></text:p>
      <text:p text:style-name="P16"><text:span text:style-name="T105">It p</text:span>rovides the currently used <text:span text:style-name="T88">P</text:span><text:span text:style-name="T86">ython</text:span> version.</text:p>
      <text:p text:style-name="Horizontal_20_Line"/>
      <text:h text:style-name="Heading_20_2" text:outline-level="2"><text:span text:style-name="Strong_20_Emphasis">curPERL</text:span></text:h>
      <text:p text:style-name="P2"><text:span text:style-name="Source_20_Text">get.curPERL()</text:span></text:p>
      <text:p text:style-name="P16"><text:span text:style-name="T105">It p</text:span>rovides the currently used <text:span text:style-name="T86">Perl </text:span>version.</text:p>
      <text:p text:style-name="Horizontal_20_Line"/>
      <text:h text:style-name="Heading_20_2" text:outline-level="2"><text:span text:style-name="Strong_20_Emphasis">ENV</text:span></text:h>
      <text:p text:style-name="P2"><text:span text:style-name="Source_20_Text">get.ENV(environ)</text:span></text:p>
      <text:p text:style-name="P46">It provides any given environment variable.</text:p>
      <text:p text:style-name="Preformatted_20_Text"><text:soft-page-break/><text:span text:style-name="Source_20_Text">get.ENV("MAKE_DOC")</text:span></text:p>
      <text:p text:style-name="Preformatted_20_Text"/>
      <text:p text:style-name="P2"><text:span text:style-name="Source_20_Text">get.ENV("LD_LIBRARY_PATH")</text:span></text:p>
      <text:p text:style-name="Horizontal_20_Line"/>
      <text:h text:style-name="Heading_20_2" text:outline-level="2"><text:span text:style-name="Strong_20_Emphasis">pkgDIR</text:span></text:h>
      <text:p text:style-name="P2"><text:span text:style-name="Source_20_Text">get.pkgDIR()</text:span></text:p>
      <text:p text:style-name="P47"><text:span text:style-name="T106">It r</text:span>uns the path of the binary packages. <text:span text:style-name="T106">It is like</text:span>"/var/cache/pisi/packages" <text:span text:style-name="T106">as default</text:span>.</text:p>
      <text:p text:style-name="Horizontal_20_Line"/>
      <text:h text:style-name="Heading_20_2" text:outline-level="2"><text:span text:style-name="Strong_20_Emphasis">workDIR</text:span></text:h>
      <text:p text:style-name="P2"><text:span text:style-name="Source_20_Text">get.workDIR()</text:span></text:p>
      <text:p text:style-name="P48"><text:span text:style-name="T106">It </text:span><text:span text:style-name="T107">runs</text:span> the path of the package working directory. For example, it might return a path like “/var/kisi/texlive-core-0.0_20091107-4/work”.</text:p>
      <text:p text:style-name="Horizontal_20_Line"/>
      <text:h text:style-name="Heading_20_2" text:outline-level="2"><text:span text:style-name="Strong_20_Emphasis">installDIR</text:span></text:h>
      <text:p text:style-name="P2"><text:span text:style-name="Source_20_Text">get.installDIR()</text:span></text:p>
      <text:p text:style-name="P48"><text:span text:style-name="T107">It runs the package installation directory.</text:span> For example, it might return a path like “/var/pisi/texlive-core-0.0_20091107-4/install”.</text:p>
      <text:p text:style-name="Horizontal_20_Line"/>
      <text:h text:style-name="Heading_20_2" text:outline-level="2"><text:span text:style-name="Strong_20_Emphasis">lsbINFO</text:span></text:h>
      <text:p text:style-name="P2"><text:span text:style-name="Source_20_Text">get.lsbINFO()</text:span></text:p>
      <text:p text:style-name="P44"><text:span text:style-name="T107">It runs the content of the </text:span>/etc/lsb-release</text:p>
      <text:p text:style-name="P2"><text:span text:style-name="Source_20_Text">get.lsbINFO("DISTRIB_ID") // çıktısı Pisi GNU/Linux</text:span></text:p>
      <text:p text:style-name="Horizontal_20_Line"/>
      <text:h text:style-name="Heading_20_2" text:outline-level="2"><text:span text:style-name="Strong_20_Emphasis">srcNAME</text:span></text:h>
      <text:p text:style-name="P2"><text:span text:style-name="Source_20_Text">get.srcNAME()</text:span></text:p>
      <text:p text:style-name="P49"><text:span text:style-name="T108">It p</text:span>rovides the name of the resource pack (automake-wrapper <text:span text:style-name="T109">is for </text:span>automake-wrapper-1.7-3 <text:span text:style-name="T110">e.g.</text:span>).</text:p>
      <text:p text:style-name="Horizontal_20_Line"/>
      <text:h text:style-name="Heading_20_2" text:outline-level="2"><text:span text:style-name="Strong_20_Emphasis">srcVERSION</text:span></text:h>
      <text:p text:style-name="P2"><text:span text:style-name="Source_20_Text">get.srcVERSION()</text:span></text:p>
      <text:p text:style-name="P45"><text:soft-page-break/><text:span text:style-name="T110">It provides the source version of the package </text:span>(1.7 <text:span text:style-name="T110">for automake-wrapper-1.7-3 e.g.</text:span>).</text:p>
      <text:p text:style-name="Horizontal_20_Line"/>
      <text:h text:style-name="Heading_20_2" text:outline-level="2"><text:span text:style-name="Strong_20_Emphasis">srcDIR</text:span></text:h>
      <text:p text:style-name="P2"><text:span text:style-name="Source_20_Text">get.srcDIR()</text:span></text:p>
      <text:p text:style-name="P3"><text:span text:style-name="T19">Generates the name consisting of package name + '-' + mainstream version number (automake-wrapper-1.7 </text:span><text:span text:style-name="T84">for automake-wrapper-1.7-3 e.g.</text:span><text:span text:style-name="T19">).</text:span><text:line-break/>Returns the directory name of the package source under “/var/pisi/”. (i.e. teeworlds-0.5.2)</text:p>
      <text:p text:style-name="Horizontal_20_Line"/>
      <text:h text:style-name="Heading_20_2" text:outline-level="2"><text:span text:style-name="Strong_20_Emphasis">ARCH</text:span></text:h>
      <text:p text:style-name="P2"><text:span text:style-name="Source_20_Text">get.ARCH()</text:span></text:p>
      <text:p text:style-name="Text_20_body">Returns the default arch value written at “<text:a xlink:type="simple" xlink:href="https://github.com/PisiLinuxNew/pisi/blob/master/pisi/configfile.py" text:style-name="Internet_20_link" text:visited-style-name="Visited_20_Internet_20_Link">https://github.com/PisiLinuxNew/pisi/blob/master/pisi/configfile.py</text:a>” in class GeneralDefaults. (i.e i686)</text:p>
      <text:p text:style-name="Horizontal_20_Line"/>
      <text:h text:style-name="Heading_20_2" text:outline-level="2"><text:span text:style-name="Strong_20_Emphasis">HOST</text:span></text:h>
      <text:p text:style-name="P2"><text:span text:style-name="Source_20_Text">get.HOST()</text:span></text:p>
      <text:p text:style-name="Text_20_body">Returns the default host value written at “<text:a xlink:type="simple" xlink:href="https://github.com/PisiLinuxNew/pisi/blob/master/pisi/configfile.py" text:style-name="Internet_20_link" text:visited-style-name="Visited_20_Internet_20_Link">https://github.com/PisiLinuxNew/pisi/blob/master/pisi/configfile.py</text:a>” in class BuildDefaults. (i.e i686-pc-linux-gnu)</text:p>
      <text:p text:style-name="Horizontal_20_Line"/>
      <text:h text:style-name="Heading_20_2" text:outline-level="2"><text:span text:style-name="Strong_20_Emphasis">CFLAGS</text:span></text:h>
      <text:p text:style-name="P2"><text:span text:style-name="Source_20_Text">get.CFLAGS()</text:span></text:p>
      <text:p text:style-name="Text_20_body">Return the default cflags used for PisiLinux. You can see them from “<text:a xlink:type="simple" xlink:href="https://github.com/PisiLinuxNew/pisi/blob/master/pisi/configfile.py" text:style-name="Internet_20_link" text:visited-style-name="Visited_20_Internet_20_Link">https://github.com/PisiLinuxNew/pisi/blob/master/pisi/configfile.py</text:a>” in class BuildDefaults.</text:p>
      <text:p text:style-name="Horizontal_20_Line"/>
      <text:h text:style-name="Heading_20_2" text:outline-level="2"><text:span text:style-name="Strong_20_Emphasis">CXXFLAGS</text:span></text:h>
      <text:p text:style-name="P2"><text:span text:style-name="Source_20_Text">get.CXXFLAGS()</text:span></text:p>
      <text:p text:style-name="Text_20_body">Return the default cxxflags used for PisiLinux. You can see them from “<text:a xlink:type="simple" xlink:href="https://github.com/PisiLinuxNew/pisi/blob/master/pisi/configfile.py" text:style-name="Internet_20_link" text:visited-style-name="Visited_20_Internet_20_Link">https://github.com/PisiLinuxNew/pisi/blob/master/pisi/configfile.py</text:a>” in class BuildDefaults.</text:p>
      <text:p text:style-name="Horizontal_20_Line"/>
      <text:h text:style-name="Heading_20_2" text:outline-level="2"><text:soft-page-break/><text:span text:style-name="Strong_20_Emphasis">LDFLAGS</text:span></text:h>
      <text:p text:style-name="P2"><text:span text:style-name="Source_20_Text">get.LDFLAGS()</text:span></text:p>
      <text:p text:style-name="Text_20_body">Return the default ldflags used for PisiLinux. You can see them from “<text:a xlink:type="simple" xlink:href="https://github.com/PisiLinuxNew/pisi/blob/master/pisi/configfile.py" text:style-name="Internet_20_link" text:visited-style-name="Visited_20_Internet_20_Link">https://github.com/PisiLinuxNew/pisi/blob/master/pisi/configfile.py</text:a>” in class BuildDefaults.</text:p>
      <text:p text:style-name="Horizontal_20_Line"/>
      <text:h text:style-name="Heading_20_2" text:outline-level="2"><text:span text:style-name="Strong_20_Emphasis">makeJOBS</text:span></text:h>
      <text:p text:style-name="P2"><text:span text:style-name="Source_20_Text">get.makeJOBS()</text:span></text:p>
      <text:p text:style-name="Text_20_body">Return the default jobs value used for PisiLinux. You can see it from “<text:a xlink:type="simple" xlink:href="https://github.com/PisiLinuxNew/pisi/blob/master/pisi/configfile.py" text:style-name="Internet_20_link" text:visited-style-name="Visited_20_Internet_20_Link">https://github.com/PisiLinuxNew/pisi/blob/master/pisi/configfile.py</text:a>” in class BuildDefaults.</text:p>
      <text:p text:style-name="Horizontal_20_Line"/>
      <text:h text:style-name="Heading_20_2" text:outline-level="2"><text:span text:style-name="Strong_20_Emphasis">buildTYPE</text:span></text:h>
      <text:p text:style-name="P2"><text:span text:style-name="Source_20_Text">get.buildTYPE()</text:span></text:p>
      <text:p text:style-name="Text_20_body">Return the current build type included in pspec.xml with tag.</text:p>
      <text:p text:style-name="Horizontal_20_Line"/>
      <text:h text:style-name="Heading_20_2" text:outline-level="2"><text:span text:style-name="Strong_20_Emphasis">docDIR</text:span></text:h>
      <text:p text:style-name="P2"><text:span text:style-name="Source_20_Text">get.docDIR()</text:span></text:p>
      <text:p text:style-name="Text_20_body">Returns the default doc files directory used for PisiLinux. You can see it from “<text:a xlink:type="simple" xlink:href="https://github.com/PisiLinuxNew/pisi/blob/master/pisi/actionsapi/variables.py" text:style-name="Internet_20_link" text:visited-style-name="Visited_20_Internet_20_Link">https://github.com/PisiLinuxNew/pisi/blob/master/pisi/actionsapi/variables.py</text:a>” in class Dirs.</text:p>
      <text:h text:style-name="Heading_20_2" text:outline-level="2"><text:span text:style-name="Strong_20_Emphasis">sbinDIR</text:span></text:h>
      <text:p text:style-name="P2"><text:span text:style-name="Source_20_Text">get.sbinDIR()</text:span></text:p>
      <text:p text:style-name="Text_20_body">Returns the default sbin directory used for PisiLinux. You can see it from “<text:a xlink:type="simple" xlink:href="https://github.com/PisiLinuxNew/pisi/blob/master/pisi/actionsapi/variables.py" text:style-name="Internet_20_link" text:visited-style-name="Visited_20_Internet_20_Link">https://github.com/PisiLinuxNew/pisi/blob/master/pisi/actionsapi/variables.py</text:a>” in class Dirs.</text:p>
      <text:h text:style-name="Heading_20_2" text:outline-level="2"><text:span text:style-name="Strong_20_Emphasis">infoDIR</text:span></text:h>
      <text:p text:style-name="P2"><text:span text:style-name="Source_20_Text">get.infoDIR()</text:span></text:p>
      <text:p text:style-name="Text_20_body">Returns the default info files directory used for PisiLinux. You can see it from “<text:a xlink:type="simple" xlink:href="https://github.com/PisiLinuxNew/pisi/blob/master/pisi/actionsapi/variables.py" text:style-name="Internet_20_link" text:visited-style-name="Visited_20_Internet_20_Link">https://github.com/PisiLinuxNew/pisi/blob/master/pisi/actionsapi/variables.py</text:a>” in class Dirs.</text:p>
      <text:h text:style-name="Heading_20_2" text:outline-level="2"><text:soft-page-break/><text:span text:style-name="Strong_20_Emphasis">manDIR</text:span></text:h>
      <text:p text:style-name="P2"><text:span text:style-name="Source_20_Text">get.manDIR()</text:span></text:p>
      <text:p text:style-name="Text_20_body">Returns the default man files directory used for PisiLinux. You can see it from “<text:a xlink:type="simple" xlink:href="https://github.com/PisiLinuxNew/pisi/blob/master/pisi/actionsapi/variables.py" text:style-name="Internet_20_link" text:visited-style-name="Visited_20_Internet_20_Link">https://github.com/PisiLinuxNew/pisi/blob/master/pisi/actionsapi/variables.py</text:a>” in class Dirs.</text:p>
      <text:h text:style-name="Heading_20_2" text:outline-level="2"><text:span text:style-name="Strong_20_Emphasis">dataDIR</text:span></text:h>
      <text:p text:style-name="P2"><text:span text:style-name="Source_20_Text">get.dataDIR()</text:span></text:p>
      <text:p text:style-name="Text_20_body">Returns the default data files directory used for PisiLinux. You can see it from “<text:a xlink:type="simple" xlink:href="https://github.com/PisiLinuxNew/pisi/blob/master/pisi/actionsapi/variables.py" text:style-name="Internet_20_link" text:visited-style-name="Visited_20_Internet_20_Link">https://github.com/PisiLinuxNew/pisi/blob/master/pisi/actionsapi/variables.py</text:a>” in class Dirs.</text:p>
      <text:p text:style-name="Horizontal_20_Line"/>
      <text:h text:style-name="Heading_20_2" text:outline-level="2"><text:span text:style-name="Strong_20_Emphasis">confDIR</text:span></text:h>
      <text:p text:style-name="P2"><text:span text:style-name="Source_20_Text">get.confDIR()</text:span></text:p>
      <text:p text:style-name="Text_20_body">Returns the default configure files directory used for PisiLinux. You can see it from “<text:a xlink:type="simple" xlink:href="https://github.com/PisiLinuxNew/pisi/blob/master/pisi/actionsapi/variables.py" text:style-name="Internet_20_link" text:visited-style-name="Visited_20_Internet_20_Link">https://github.com/PisiLinuxNew/pisi/blob/master/pisi/actionsapi/variables.py</text:a>” in class Dirs.</text:p>
      <text:p text:style-name="Horizontal_20_Line"/>
      <text:h text:style-name="Heading_20_2" text:outline-level="2"><text:span text:style-name="Strong_20_Emphasis">localstateDIR</text:span></text:h>
      <text:p text:style-name="P2"><text:span text:style-name="Source_20_Text">get.localstateDIR()</text:span></text:p>
      <text:p text:style-name="Text_20_body"><text:span text:style-name="T1">Returns the default locale files directory used for PisiLinux. You can see it from “</text:span><text:a xlink:type="simple" xlink:href="https://github.com/PisiLinuxNew/pisi/blob/master/pisi/actionsapi/variables.py" text:style-name="Internet_20_link" text:visited-style-name="Visited_20_Internet_20_Link"><text:span text:style-name="T1">https://github.com/PisiLinuxNew/pisi/blob/master/pisi/actionsapi/variables.py</text:span></text:a><text:span text:style-name="T1">” in class Dirs.</text:span></text:p>
      <text:p text:style-name="Horizontal_20_Line"/>
      <text:h text:style-name="Heading_20_2" text:outline-level="2"><text:span text:style-name="Strong_20_Emphasis">libexecDIR</text:span></text:h>
      <text:p text:style-name="P2"><text:span text:style-name="Source_20_Text">get.libexecDIR()</text:span></text:p>
      <text:p text:style-name="Text_20_body"><text:span text:style-name="T1">Returns the default library executable directory used for PisiLinux. You can see it from “</text:span><text:a xlink:type="simple" xlink:href="https://github.com/PisiLinuxNew/pisi/blob/master/pisi/actionsapi/variables.py" text:style-name="Internet_20_link" text:visited-style-name="Visited_20_Internet_20_Link"><text:span text:style-name="T1">https://github.com/PisiLinuxNew/pisi/blob/master/pisi/actionsapi/variables.py</text:span></text:a><text:span text:style-name="T1">” in</text:span></text:p>
      <text:p text:style-name="Horizontal_20_Line"/>
      <text:h text:style-name="Heading_20_2" text:outline-level="2"><text:span text:style-name="Strong_20_Emphasis">defaultprefixDIR</text:span></text:h>
      <text:p text:style-name="P2"><text:span text:style-name="Source_20_Text">get.defaultprefixDIR()</text:span></text:p>
      <text:p text:style-name="Text_20_body"><text:soft-page-break/>Returns the default prefix directory used for PisiLinux. You can see it from “<text:a xlink:type="simple" xlink:href="https://github.com/PisiLinuxNew/pisi/blob/master/pisi/actionsapi/variables.py" text:style-name="Internet_20_link" text:visited-style-name="Visited_20_Internet_20_Link">https://github.com/PisiLinuxNew/pisi/blob/master/pisi/actionsapi/variables.py</text:a>” in class Dirs.</text:p>
      <text:p text:style-name="Horizontal_20_Line"/>
      <text:h text:style-name="Heading_20_2" text:outline-level="2"><text:span text:style-name="Strong_20_Emphasis">kdeDIR</text:span></text:h>
      <text:p text:style-name="P2"><text:span text:style-name="Source_20_Text">get.kdeDIR()</text:span></text:p>
      <text:p text:style-name="Text_20_body">Returns the default kde directory used for PisiLinux. You can see it from “<text:a xlink:type="simple" xlink:href="https://github.com/PisiLinuxNew/pisi/blob/master/pisi/configfile.py" text:style-name="Internet_20_link" text:visited-style-name="Visited_20_Internet_20_Link">https://github.com/PisiLinuxNew/pisi/blob/master/pisi/configfile.py</text:a>” in class DirectoriesDefaults.</text:p>
      <text:p text:style-name="Horizontal_20_Line"/>
      <text:h text:style-name="Heading_20_3" text:outline-level="3"><text:span text:style-name="Strong_20_Emphasis">qtDIR</text:span></text:h>
      <text:p text:style-name="P2"><text:span text:style-name="Source_20_Text">get.qtDIR()</text:span></text:p>
      <text:p text:style-name="P42"><text:span text:style-name="T85">It r</text:span><text:span text:style-name="T19">eturns the default qt directory used for PisiLinux. You can see the directories at “https://github.com/PisiLinuxNew/pisi/blob/master/pisi/configfile.py” in the </text:span><text:span text:style-name="T45">Defaults class</text:span><text:span text:style-name="T19">.</text:span></text:p>
      <text:p text:style-name="Text_20_body"><text:span text:style-name="T1">Returns the default qt directory used for PisiLinux. You can see it from “</text:span><text:a xlink:type="simple" xlink:href="https://github.com/PisiLinuxNew/pisi/blob/master/pisi/configfile.py" text:style-name="Internet_20_link" text:visited-style-name="Visited_20_Internet_20_Link"><text:span text:style-name="T1">https://github.com/PisiLinuxNew/pisi/blob/master/pisi/configfile.py</text:span></text:a><text:span text:style-name="T1">” in class DirectoriesDefaults.</text:span></text:p>
      <text:p text:style-name="Horizontal_20_Line"/>
      <text:h text:style-name="Heading_20_2" text:outline-level="2"><text:span text:style-name="Strong_20_Emphasis">AR</text:span></text:h>
      <text:p text:style-name="P2"><text:span text:style-name="Source_20_Text">get.AR()</text:span></text:p>
      <text:p text:style-name="P3">Return GNU ar binutil executable variable of the system where the package being compiled. (i.e. ar)</text:p>
      <text:p text:style-name="Horizontal_20_Line"/>
      <text:h text:style-name="Heading_20_2" text:outline-level="2"><text:span text:style-name="Strong_20_Emphasis">AS</text:span></text:h>
      <text:p text:style-name="P2"><text:span text:style-name="Source_20_Text">get.AS()</text:span></text:p>
      <text:p text:style-name="P3">Return GNU assembler binutil executable variable of the system where the package being compiled. (i.e. as)</text:p>
      <text:p text:style-name="Horizontal_20_Line"/>
      <text:h text:style-name="Heading_20_2" text:outline-level="2"><text:span text:style-name="Strong_20_Emphasis">CC</text:span></text:h>
      <text:p text:style-name="P2"><text:span text:style-name="Source_20_Text">get.CC()</text:span></text:p>
      <text:p text:style-name="P3">Return gcc binutil executable variable of the system where the package being compiled. (i.e. i686-pc-linux-gnu-gcc)</text:p>
      <text:p text:style-name="Horizontal_20_Line"><text:soft-page-break/></text:p>
      <text:h text:style-name="Heading_20_2" text:outline-level="2"><text:span text:style-name="Strong_20_Emphasis">CXX</text:span></text:h>
      <text:p text:style-name="P2"><text:span text:style-name="Source_20_Text">get.CXX()</text:span></text:p>
      <text:p text:style-name="P3">Return gcc C++ binutil executable variable of the system where the package being compiled. (i.e. i686-pc-linux-gnu-g++)</text:p>
      <text:p text:style-name="Horizontal_20_Line"/>
      <text:h text:style-name="Heading_20_2" text:outline-level="2"><text:span text:style-name="Strong_20_Emphasis">LD</text:span></text:h>
      <text:p text:style-name="P2"><text:span text:style-name="Source_20_Text">get.LD()</text:span></text:p>
      <text:p text:style-name="P3">Return GNU linker binutil executable variable of the system where the package being compiled. (i.e. ld)</text:p>
      <text:p text:style-name="Horizontal_20_Line"/>
      <text:h text:style-name="Heading_20_2" text:outline-level="2"><text:span text:style-name="Strong_20_Emphasis">NM</text:span></text:h>
      <text:p text:style-name="P32"><text:span text:style-name="Source_20_Text">get.NM()</text:span></text:p>
      <text:p text:style-name="P32"><text:span text:style-name="T1">Return GNU nm binutil executable variable of the system where the package being compiled. (i.e. nm)</text:span></text:p>
      <text:p text:style-name="Horizontal_20_Line"/>
      <text:h text:style-name="Heading_20_2" text:outline-level="2"><text:span text:style-name="Strong_20_Emphasis">RANLIB</text:span></text:h>
      <text:p text:style-name="P2"><text:span text:style-name="Source_20_Text">get.RANLIB()</text:span></text:p>
      <text:p text:style-name="P3">Return ranlib binutil executable variable of the system where the package being compiled. (i.e. ranlib)</text:p>
      <text:p text:style-name="Horizontal_20_Line"/>
      <text:h text:style-name="Heading_20_2" text:outline-level="2"><text:span text:style-name="Strong_20_Emphasis">F77</text:span></text:h>
      <text:p text:style-name="P2"><text:span text:style-name="Source_20_Text">get.F77()</text:span></text:p>
      <text:p text:style-name="P3">Return GNU fortran compiler binutil executable variable of the system where the package being compiled. (i.e. g77)</text:p>
      <text:p text:style-name="Horizontal_20_Line"/>
      <text:h text:style-name="Heading_20_2" text:outline-level="2"><text:span text:style-name="Strong_20_Emphasis">GCJ</text:span></text:h>
      <text:p text:style-name="P2"><text:span text:style-name="Source_20_Text">get.GCJ()</text:span></text:p>
      <text:p text:style-name="P3">Return GNU java compiler binutil executable variable of the system where the package being compiled. (i.e. gcj)</text:p>
      <text:p text:style-name="Horizontal_20_Line"/>
      <text:h text:style-name="Heading_20_2" text:outline-level="2"><text:soft-page-break/><text:span text:style-name="Strong_20_Emphasis">KDE</text:span></text:h>
      <text:h text:style-name="Heading_20_3" text:outline-level="3"><text:span text:style-name="Strong_20_Emphasis">configure</text:span></text:h>
      <text:p text:style-name="P2"><text:span text:style-name="Source_20_Text">configure(parameters)</text:span></text:p>
      <text:p text:style-name="Text_20_body">Configures the kde packages according to the parameters given by the user and PISI’s</text:p>
      <text:p text:style-name="Text_20_body">default parameters.</text:p>
      <text:p text:style-name="Text_20_body">The default parameters: (You can see the these defaults from <text:a xlink:type="simple" xlink:href="https://github.com/PisiLinuxNew/pisi/blob/master/pisi/configfile.py" text:style-name="Internet_20_link" text:visited-style-name="Visited_20_Internet_20_Link">https://github.com/PisiLinuxNew/pisi/blob/master/pisi/configfile.py</text:a> and <text:a xlink:type="simple" xlink:href="https://github.com/PisiLinuxNew/pisi/blob/master/pisi/actionsapi/variables.py" text:style-name="Internet_20_link" text:visited-style-name="Visited_20_Internet_20_Link">https://github.com/PisiLinuxNew/pisi/blob/master/pisi/actionsapi/variables.py</text:a>)</text:p>
      <text:p text:style-name="Preformatted_20_Text"><text:span text:style-name="Source_20_Text">--prefix</text:span></text:p>
      <text:p text:style-name="Preformatted_20_Text"><text:span text:style-name="Source_20_Text">--build</text:span></text:p>
      <text:p text:style-name="Preformatted_20_Text"><text:span text:style-name="Source_20_Text">--with-x</text:span></text:p>
      <text:p text:style-name="Preformatted_20_Text"><text:span text:style-name="Source_20_Text">--enable-mitshm</text:span></text:p>
      <text:p text:style-name="Preformatted_20_Text"><text:span text:style-name="Source_20_Text">--with-xinerama</text:span></text:p>
      <text:p text:style-name="Preformatted_20_Text"><text:span text:style-name="Source_20_Text">--with-qt-dir</text:span></text:p>
      <text:p text:style-name="Preformatted_20_Text"><text:span text:style-name="Source_20_Text">--enable-mt</text:span></text:p>
      <text:p text:style-name="Preformatted_20_Text"><text:span text:style-name="Source_20_Text">--with-qt-libraries</text:span></text:p>
      <text:p text:style-name="Preformatted_20_Text"><text:span text:style-name="Source_20_Text">--disable-dependency-tracking</text:span></text:p>
      <text:p text:style-name="P2"><text:span text:style-name="Source_20_Text">--disable-debug</text:span></text:p>
      <text:p text:style-name="Text_20_body">Example:</text:p>
      <text:p text:style-name="Preformatted_20_Text"><text:span text:style-name="Source_20_Text">kde.configure("--without-included-sqlite")</text:span></text:p>
      <text:p text:style-name="Preformatted_20_Text"><text:span text:style-name="Source_20_Text">kde.configure("--with-libsamplerate")</text:span></text:p>
      <text:p text:style-name="P2"><text:span text:style-name="Source_20_Text">kde.configure()</text:span></text:p>
      <text:h text:style-name="Heading_20_3" text:outline-level="3"><text:span text:style-name="Strong_20_Emphasis">make</text:span></text:h>
      <text:p text:style-name="P2"><text:span text:style-name="Source_20_Text">make(parameters)</text:span></text:p>
      <text:p text:style-name="Text_20_body">Builds the kde packages according to the parameters given by the user.</text:p>
      <text:p text:style-name="Text_20_body">Example:</text:p>
      <text:p text:style-name="Preformatted_20_Text"><text:span text:style-name="Source_20_Text">kde.make("-f admin/Makefile.common")</text:span></text:p>
      <text:p text:style-name="P2"><text:span text:style-name="Source_20_Text">kde.make()</text:span></text:p>
      <text:h text:style-name="Heading_20_3" text:outline-level="3"><text:span text:style-name="Strong_20_Emphasis">install</text:span></text:h>
      <text:p text:style-name="P2"><text:span text:style-name="Source_20_Text">install(parameters='install')</text:span></text:p>
      <text:p text:style-name="Text_20_body">Install the package according to the parameters given by the user and PISI’s default parameters.</text:p>
      <text:p text:style-name="Text_20_body">Example:</text:p>
      <text:p text:style-name="P2"><text:span text:style-name="Source_20_Text">kde.install()</text:span></text:p>
      <text:p text:style-name="Horizontal_20_Line"/>
      <text:h text:style-name="Heading_20_2" text:outline-level="2"><text:soft-page-break/><text:span text:style-name="Strong_20_Emphasis">Kerneltools</text:span></text:h>
      <text:h text:style-name="Heading_20_2" text:outline-level="2"><text:span text:style-name="Strong_20_Emphasis">Configuration Part</text:span></text:h>
      <text:h text:style-name="Heading_20_3" text:outline-level="3"><text:span text:style-name="Strong_20_Emphasis">getKernelVersion</text:span></text:h>
      <text:p text:style-name="P2"><text:span text:style-name="Source_20_Text">getKernelVersion(flavour=None)</text:span></text:p>
      <text:p text:style-name="Text_20_body">Returns the kernel version information to use with external module compilation This is something like 2.6.30_rc7-119 which will be appended to <text:span text:style-name="Strong_20_Emphasis">/lib/modules</text:span>. If flavour==None, it will return the kernel version in the<text:span text:style-name="Strong_20_Emphasis"> /etc/kernel/kernel </text:span>file, else <text:span text:style-name="Strong_20_Emphasis">/etc/kernel/</text:span>. If it fails, it will return the running kernel version.</text:p>
      <text:h text:style-name="Heading_20_3" text:outline-level="3"><text:span text:style-name="Strong_20_Emphasis">Configure</text:span></text:h>
      <text:p text:style-name="P2"><text:span text:style-name="Source_20_Text">configure()</text:span></text:p>
      <text:p text:style-name="Text_20_body">It first cleans the system form .orig files, then starts kernel configuration.</text:p>
      <text:h text:style-name="Heading_20_3" text:outline-level="3"><text:span text:style-name="Strong_20_Emphasis">updateKConfig()</text:span></text:h>
      <text:p text:style-name="P2"><text:span text:style-name="Source_20_Text">updateKConfig()</text:span></text:p>
      <text:p text:style-name="Text_20_body">Call this to set newly added symbols to their defaults after sedding some Kernel Configuration parameters.</text:p>
      <text:h text:style-name="Heading_20_2" text:outline-level="2"><text:span text:style-name="Strong_20_Emphasis">Building and Installing Part</text:span></text:h>
      <text:h text:style-name="Heading_20_3" text:outline-level="3"><text:span text:style-name="Strong_20_Emphasis">dumpVersion</text:span></text:h>
      <text:p text:style-name="P2"><text:span text:style-name="Source_20_Text">dumpVersion()</text:span></text:p>
      <text:p text:style-name="Text_20_body">Writes the specific kernel version into<text:span text:style-name="Strong_20_Emphasis"> /etc/kernel.</text:span></text:p>
      <text:h text:style-name="Heading_20_3" text:outline-level="3"><text:span text:style-name="Strong_20_Emphasis">build</text:span></text:h>
      <text:p text:style-name="P2"><text:span text:style-name="Source_20_Text">build(debugSymbols=False)</text:span></text:p>
      <text:p text:style-name="Text_20_body">Builds the kernel with given debug symbols, the default debugSymbols is False.</text:p>
      <text:h text:style-name="Heading_20_3" text:outline-level="3"><text:span text:style-name="Strong_20_Emphasis">install</text:span></text:h>
      <text:p text:style-name="P2"><text:span text:style-name="Source_20_Text">install(installFirmwares=True)</text:span></text:p>
      <text:p text:style-name="Text_20_body">It first controls whether loadable module support is available, then it installs the kernel image.</text:p>
      <text:p text:style-name="Text_20_body">If installFirmwares==False it removes firmwares.</text:p>
      <text:h text:style-name="Heading_20_3" text:outline-level="3"><text:soft-page-break/><text:span text:style-name="Strong_20_Emphasis">installHeaders</text:span></text:h>
      <text:p text:style-name="P2"><text:span text:style-name="Source_20_Text">installHeaders(extra=[])</text:span></text:p>
      <text:p text:style-name="Text_20_body">Installs the additional kernel headers needed to build out-of-tree kernel modules.</text:p>
      <text:p text:style-name="Text_20_body">Example:</text:p>
      <text:p text:style-name="P2"><text:span text:style-name="Source_20_Text">kerneltools.installHeaders(extra=["drivers/media/dvb/dvb-core", "drivers/media/dvb/frontends","drivers/media/video"])</text:span></text:p>
      <text:h text:style-name="Heading_20_3" text:outline-level="3"><text:span text:style-name="Strong_20_Emphasis">installLibcHeaders</text:span></text:h>
      <text:p text:style-name="P2"><text:span text:style-name="Source_20_Text">installLibcHeaders(excludes=[]):</text:span></text:p>
      <text:p text:style-name="Text_20_body">Installs the Linux-Libc-Headers exculuding the givens.</text:p>
      <text:p text:style-name="Text_20_body">Example:</text:p>
      <text:p text:style-name="P2"><text:span text:style-name="Source_20_Text">kerneltools.installLibcHeaders(excludes=["scsi"])</text:span></text:p>
      <text:h text:style-name="Heading_20_3" text:outline-level="3"><text:span text:style-name="Strong_20_Emphasis">installSource</text:span></text:h>
      <text:p text:style-name="P2"><text:span text:style-name="Source_20_Text">installSource()</text:span></text:p>
      <text:p text:style-name="Text_20_body">Installs the kernel source files.</text:p>
      <text:h text:style-name="Heading_20_3" text:outline-level="3"><text:span text:style-name="Strong_20_Emphasis">cleanModuleFiles</text:span></text:h>
      <text:p text:style-name="P2"><text:span text:style-name="Source_20_Text">cleanModuleFiles()</text:span></text:p>
      <text:p text:style-name="Text_20_body">Cleans module.* files generated by depmod.</text:p>
      <text:h text:style-name="Heading_20_3" text:outline-level="3"><text:span text:style-name="Strong_20_Emphasis">mkinitramfs</text:span></text:h>
      <text:p text:style-name="P2"><text:span text:style-name="Source_20_Text">mkinitramfs()</text:span></text:p>
      <text:p text:style-name="Text_20_body">Create and install the initramfs image into the package.</text:p>
      <text:p text:style-name="Horizontal_20_Line"/>
      <text:h text:style-name="Heading_20_2" text:outline-level="2"><text:span text:style-name="Strong_20_Emphasis">Libtools</text:span></text:h>
      <text:h text:style-name="Heading_20_3" text:outline-level="3"><text:span text:style-name="Strong_20_Emphasis">preplib</text:span></text:h>
      <text:p text:style-name="P2"><text:span text:style-name="Source_20_Text">prelib(sourceDirectory)</text:span></text:p>
      <text:p text:style-name="Text_20_body">Executes ldconfig command in the sourceDirectory.</text:p>
      <text:p text:style-name="Text_20_body">Example:</text:p>
      <text:p text:style-name="P2"><text:span text:style-name="Source_20_Text">libtools.preplib()</text:span></text:p>
      <text:h text:style-name="Heading_20_3" text:outline-level="3"><text:soft-page-break/><text:span text:style-name="Strong_20_Emphasis">gnuconfig_update</text:span></text:h>
      <text:p text:style-name="P2"><text:span text:style-name="Source_20_Text">gnuconfig_update()</text:span></text:p>
      <text:p text:style-name="Text_20_body">Copies the newest config.sub and config.guess files to the source.</text:p>
      <text:p text:style-name="Text_20_body">Example:</text:p>
      <text:p text:style-name="P2"><text:span text:style-name="Source_20_Text">libtools.gnuconfig_update()</text:span></text:p>
      <text:h text:style-name="Heading_20_3" text:outline-level="3"><text:span text:style-name="Strong_20_Emphasis">libtoolize</text:span></text:h>
      <text:p text:style-name="P2"><text:span text:style-name="Source_20_Text">libtoolize(parameters)</text:span></text:p>
      <text:p text:style-name="Text_20_body">Makes it possible to execute libtoolize with given parameters on the source.</text:p>
      <text:p text:style-name="Text_20_body">Examples:</text:p>
      <text:p text:style-name="Preformatted_20_Text"><text:span text:style-name="Source_20_Text">libtools.libtoolize()</text:span></text:p>
      <text:p text:style-name="Preformatted_20_Text"/>
      <text:p text:style-name="Preformatted_20_Text"><text:span text:style-name="Source_20_Text">libtools.libtoolize("--force --copy")</text:span></text:p>
      <text:p text:style-name="Preformatted_20_Text"/>
      <text:p text:style-name="P2"><text:span text:style-name="Source_20_Text">libtools.libtoolize("--force --install")</text:span></text:p>
      <text:h text:style-name="Heading_20_2" text:outline-level="2"><text:span text:style-name="Strong_20_Emphasis">gen_usr_ldscript</text:span></text:h>
      <text:p text:style-name="P2"><text:span text:style-name="Source_20_Text">gen_usr_ldscript(dynamicLib)</text:span></text:p>
      <text:p text:style-name="Text_20_body">Since PisiLinux has critical dynamic libraries in /lib, and the static versions in /usr/lib, we need to have a dynamic lib in /usr/lib, otherwise we run into linking problems.</text:p>
      <text:p text:style-name="Text_20_body">Examples:</text:p>
      <text:p text:style-name="Preformatted_20_Text"><text:span text:style-name="Source_20_Text">libtools.gen_usr_ldscript("libhandle.so")</text:span></text:p>
      <text:p text:style-name="Preformatted_20_Text"/>
      <text:p text:style-name="Preformatted_20_Text"><text:span text:style-name="Source_20_Text">libtools.gen_usr_ldscript("libhandle.so")</text:span></text:p>
      <text:p text:style-name="Preformatted_20_Text"/>
      <text:p text:style-name="P2"><text:span text:style-name="Source_20_Text">libtools.gen_usr_ldscript("libdevmapper.so")</text:span></text:p>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ans1" svg:font-family="'DejaVu Sans'" style:font-family-generic="system" style:font-pitch="variable"/>
    <style:font-face style:name="DejaVu Sans2" svg:font-family="'DejaVu Sans'" style:font-family-generic="swiss"/>
    <style:font-face style:name="DejaVu Serif" svg:font-family="'DejaVu Serif'" style:font-family-generic="roman" style:font-pitch="variable"/>
    <style:font-face style:name="Droid Sans Fallback" svg:font-family="'Droid Sans Fallback'" style:font-family-generic="system" style:font-pitch="variable"/>
    <style:font-face style:name="Droid Sans Fallback1" svg:font-family="'Droid Sans Fallback'"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DejaVu Serif" fo:font-size="12pt" fo:language="tr" fo:country="TR" style:letter-kerning="true" style:font-name-asian="Droid Sans Fallback"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DejaVu Serif" fo:font-size="12pt" fo:language="tr" fo:country="TR" style:letter-kerning="true" style:font-name-asian="Droid Sans Fallback" style:font-size-asian="10.5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DejaVu Sans2" style:font-family-complex="'DejaVu 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2" style:font-family-complex="'DejaVu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4.23mm" fo:margin-bottom="2.12mm" style:contextual-spacing="false"/>
      <style:text-properties style:font-name="DejaVu Serif" fo:font-family="'DejaVu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ejaVu Sans1" style:font-family-complex="'DejaVu 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mm" fo:margin-bottom="0mm" style: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3.53mm" fo:margin-bottom="2.12mm" style:contextual-spacing="false"/>
      <style:text-properties style:font-name="DejaVu Serif" fo:font-family="'DejaVu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ejaVu Sans1"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2.47mm" fo:margin-bottom="2.12mm" style:contextual-spacing="false"/>
      <style:text-properties style:font-name="DejaVu Serif" fo:font-family="'DejaVu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6-01T13:09:47.854783584</meta:creation-date>
    <dc:date>2022-07-05T14:37:30.774966596</dc:date>
    <meta:editing-duration>PT20H39M4S</meta:editing-duration>
    <meta:editing-cycles>102</meta:editing-cycles>
    <meta:generator>LibreOffice/7.2.5.2$MacOSX_X86_64 LibreOffice_project/499f9727c189e6ef3471021d6132d4c694f357e5</meta:generator>
    <dc:creator>KEMAL KILIÇ</dc:creator>
    <meta:document-statistic meta:table-count="0" meta:image-count="0" meta:object-count="0" meta:page-count="27" meta:paragraph-count="569" meta:word-count="4002" meta:character-count="33352" meta:non-whitespace-character-count="29852"/>
  </office:meta>
</office:document-meta>
</file>